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025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0.93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4.217cm"/>
    </style:style>
    <style:style style:name="co10" style:family="table-column">
      <style:table-column-properties fo:break-before="auto" style:column-width="14.346cm"/>
    </style:style>
    <style:style style:name="co11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2.385cm"/>
    </style:style>
    <style:style style:name="co13" style:family="table-column">
      <style:table-column-properties fo:break-before="auto" style:column-width="6.909cm"/>
    </style:style>
    <style:style style:name="co14" style:family="table-column">
      <style:table-column-properties fo:break-before="auto" style:column-width="7.713cm"/>
    </style:style>
    <style:style style:name="co15" style:family="table-column">
      <style:table-column-properties fo:break-before="auto" style:column-width="4.383cm"/>
    </style:style>
    <style:style style:name="co16" style:family="table-column">
      <style:table-column-properties fo:break-before="auto" style:column-width="3.801cm"/>
    </style:style>
    <style:style style:name="co17" style:family="table-column">
      <style:table-column-properties fo:break-before="auto" style:column-width="2.775cm"/>
    </style:style>
    <style:style style:name="co18" style:family="table-column">
      <style:table-column-properties fo:break-before="auto" style:column-width="2.801cm"/>
    </style:style>
    <style:style style:name="co19" style:family="table-column">
      <style:table-column-properties fo:break-before="auto" style:column-width="3.163cm"/>
    </style:style>
    <style:style style:name="co20" style:family="table-column">
      <style:table-column-properties fo:break-before="auto" style:column-width="3.21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2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ro10" style:family="table-row">
      <style:table-row-properties style:row-height="5.923cm" fo:break-before="auto" style:use-optimal-row-height="fals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8.345cm" fo:break-before="auto" style:use-optimal-row-height="true"/>
    </style:style>
    <style:style style:name="ro14" style:family="table-row">
      <style:table-row-properties style:row-height="9.529cm" fo:break-before="auto" style:use-optimal-row-height="true"/>
    </style:style>
    <style:style style:name="ro15" style:family="table-row">
      <style:table-row-properties style:row-height="1.053cm" fo:break-before="auto" style:use-optimal-row-height="true"/>
    </style:style>
    <style:style style:name="ro16" style:family="table-row">
      <style:table-row-properties style:row-height="1.552cm" fo:break-before="auto" style:use-optimal-row-height="true"/>
    </style:style>
    <style:style style:name="ro17" style:family="table-row">
      <style:table-row-properties style:row-height="0.538cm" fo:break-before="auto" style:use-optimal-row-height="true"/>
    </style:style>
    <style:style style:name="ro18" style:family="table-row">
      <style:table-row-properties style:row-height="0.684cm" fo:break-before="auto" style:use-optimal-row-height="false"/>
    </style:style>
    <style:style style:name="ro19" style:family="table-row">
      <style:table-row-properties style:row-height="1.342cm" fo:break-before="auto" style:use-optimal-row-height="false"/>
    </style:style>
    <style:style style:name="ro20" style:family="table-row">
      <style:table-row-properties style:row-height="1.526cm" fo:break-before="auto" style:use-optimal-row-height="false"/>
    </style:style>
    <style:style style:name="ro21" style:family="table-row">
      <style:table-row-properties style:row-height="1.42cm" fo:break-before="auto" style:use-optimal-row-height="false"/>
    </style:style>
    <style:style style:name="ro22" style:family="table-row">
      <style:table-row-properties style:row-height="1.658cm" fo:break-before="auto" style:use-optimal-row-height="false"/>
    </style:style>
    <style:style style:name="ro23" style:family="table-row">
      <style:table-row-properties style:row-height="1.395cm" fo:break-before="auto" style:use-optimal-row-height="false"/>
    </style:style>
    <style:style style:name="ro24" style:family="table-row">
      <style:table-row-properties style:row-height="1.711cm" fo:break-before="auto" style:use-optimal-row-height="false"/>
    </style:style>
    <style:style style:name="ro25" style:family="table-row">
      <style:table-row-properties style:row-height="1.184cm" fo:break-before="auto" style:use-optimal-row-height="false"/>
    </style:style>
    <style:style style:name="ro26" style:family="table-row">
      <style:table-row-properties style:row-height="1.316cm" fo:break-before="auto" style:use-optimal-row-height="false"/>
    </style:style>
    <style:style style:name="ro27" style:family="table-row">
      <style:table-row-properties style:row-height="1.737cm" fo:break-before="auto" style:use-optimal-row-height="false"/>
    </style:style>
    <style:style style:name="ro28" style:family="table-row">
      <style:table-row-properties style:row-height="1.263cm" fo:break-before="auto" style:use-optimal-row-height="false"/>
    </style:style>
    <style:style style:name="ro29" style:family="table-row">
      <style:table-row-properties style:row-height="1.21cm" fo:break-before="auto" style:use-optimal-row-height="false"/>
    </style:style>
    <style:style style:name="ro30" style:family="table-row">
      <style:table-row-properties style:row-height="0.868cm" fo:break-before="auto" style:use-optimal-row-height="false"/>
    </style:style>
    <style:style style:name="ro31" style:family="table-row">
      <style:table-row-properties style:row-height="1.974cm" fo:break-before="auto" style:use-optimal-row-height="false"/>
    </style:style>
    <style:style style:name="ro32" style:family="table-row">
      <style:table-row-properties style:row-height="0.762cm" fo:break-before="auto" style:use-optimal-row-height="false"/>
    </style:style>
    <style:style style:name="ro33" style:family="table-row">
      <style:table-row-properties style:row-height="1.027cm" fo:break-before="auto" style:use-optimal-row-height="false"/>
    </style:style>
    <style:style style:name="ro34" style:family="table-row">
      <style:table-row-properties style:row-height="0.788cm" fo:break-before="auto" style:use-optimal-row-height="false"/>
    </style:style>
    <style:style style:name="ro35" style:family="table-row">
      <style:table-row-properties style:row-height="1.289cm" fo:break-before="auto" style:use-optimal-row-height="false"/>
    </style:style>
    <style:style style:name="ro36" style:family="table-row">
      <style:table-row-properties style:row-height="0.974cm" fo:break-before="auto" style:use-optimal-row-height="false"/>
    </style:style>
    <style:style style:name="ro37" style:family="table-row">
      <style:table-row-properties style:row-height="1.685cm" fo:break-before="auto" style:use-optimal-row-height="false"/>
    </style:style>
    <style:style style:name="ro38" style:family="table-row">
      <style:table-row-properties style:row-height="1.815cm" fo:break-before="auto" style:use-optimal-row-height="false"/>
    </style:style>
    <style:style style:name="ro39" style:family="table-row">
      <style:table-row-properties style:row-height="1.157cm" fo:break-before="auto" style:use-optimal-row-height="false"/>
    </style:style>
    <style:style style:name="ro40" style:family="table-row">
      <style:table-row-properties style:row-height="1.078cm" fo:break-before="auto" style:use-optimal-row-height="false"/>
    </style:style>
    <style:style style:name="ro41" style:family="table-row">
      <style:table-row-properties style:row-height="1.579cm" fo:break-before="auto" style:use-optimal-row-height="false"/>
    </style:style>
    <style:style style:name="ro42" style:family="table-row">
      <style:table-row-properties style:row-height="1.446cm" fo:break-before="auto" style:use-optimal-row-height="false"/>
    </style:style>
    <style:style style:name="ro43" style:family="table-row">
      <style:table-row-properties style:row-height="1.104cm" fo:break-before="auto" style:use-optimal-row-height="false"/>
    </style:style>
    <style:style style:name="ro44" style:family="table-row">
      <style:table-row-properties style:row-height="1.632cm" fo:break-before="auto" style:use-optimal-row-height="false"/>
    </style:style>
    <style:style style:name="ro45" style:family="table-row">
      <style:table-row-properties style:row-height="2.131cm" fo:break-before="auto" style:use-optimal-row-height="false"/>
    </style:style>
    <style:style style:name="ro46" style:family="table-row">
      <style:table-row-properties style:row-height="1.552cm" fo:break-before="auto" style:use-optimal-row-height="false"/>
    </style:style>
    <style:style style:name="ro47" style:family="table-row">
      <style:table-row-properties style:row-height="1.762cm" fo:break-before="auto" style:use-optimal-row-height="false"/>
    </style:style>
    <style:style style:name="ro48" style:family="table-row">
      <style:table-row-properties style:row-height="1cm" fo:break-before="auto" style:use-optimal-row-height="false"/>
    </style:style>
    <style:style style:name="ro49" style:family="table-row">
      <style:table-row-properties style:row-height="0.815cm" fo:break-before="auto" style:use-optimal-row-height="false"/>
    </style:style>
    <style:style style:name="ro50" style:family="table-row">
      <style:table-row-properties style:row-height="0.453cm" fo:break-before="auto" style:use-optimal-row-height="true"/>
    </style:style>
    <style:style style:name="ro51" style:family="table-row">
      <style:table-row-properties style:row-height="5.581cm" fo:break-before="auto" style:use-optimal-row-height="true"/>
    </style:style>
    <style:style style:name="ro52" style:family="table-row">
      <style:table-row-properties style:row-height="6.369cm" fo:break-before="auto" style:use-optimal-row-height="true"/>
    </style:style>
    <style:style style:name="ro53" style:family="table-row">
      <style:table-row-properties style:row-height="6.765cm" fo:break-before="auto" style:use-optimal-row-height="true"/>
    </style:style>
    <style:style style:name="ro54" style:family="table-row">
      <style:table-row-properties style:row-height="7.95cm" fo:break-before="auto" style:use-optimal-row-height="true"/>
    </style:style>
    <style:style style:name="ro55" style:family="table-row">
      <style:table-row-properties style:row-height="5.186cm" fo:break-before="auto" style:use-optimal-row-height="true"/>
    </style:style>
    <style:style style:name="ro56" style:family="table-row">
      <style:table-row-properties style:row-height="9.135cm" fo:break-before="auto" style:use-optimal-row-height="true"/>
    </style:style>
    <style:style style:name="ro57" style:family="table-row">
      <style:table-row-properties style:row-height="7.16cm" fo:break-before="auto" style:use-optimal-row-height="true"/>
    </style:style>
    <style:style style:name="ro58" style:family="table-row">
      <style:table-row-properties style:row-height="8.74cm" fo:break-before="auto" style:use-optimal-row-height="true"/>
    </style:style>
    <style:style style:name="ro59" style:family="table-row">
      <style:table-row-properties style:row-height="4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66cc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35cm solid #000000" fo:background-color="#ff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33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cc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33996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cc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66cc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T1" style:family="text">
      <style:text-properties fo:color="#339966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6" style:family="text">
      <style:text-properties fo:color="#000000" style:text-outline="false" style:text-line-through-style="none" style:font-name="Times New Roman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9" style:family="text">
      <style:text-properties fo:color="#ff0000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" style:family="text">
      <style:text-properties fo:color="#0066cc" style:text-outline="false" style:text-line-through-styl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333333" style:text-outline="false" style:text-line-through-style="none" style:text-position="0% 100%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2" style:family="text">
      <style:text-properties fo:color="#333333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style:text-outline="false" style:text-line-through-style="none" style:text-position="0% 100%" style:font-name="Times New Roman" fo:font-size="10pt" fo:font-style="normal" fo:text-shadow="none" style:font-size-asian="10pt" style:font-style-asian="normal" style:font-name-complex="Times New Roman" style:font-size-complex="10pt" style:font-style-complex="normal"/>
    </style:style>
    <style:style style:name="T14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5" style:family="text">
      <style:text-properties fo:color="#ff0000" style:text-outline="false" style:text-line-through-style="none" style:text-position="0% 100%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table table:name="Тест-кейс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15"/>
        <table:table-column table:style-name="co6" table:default-cell-style-name="ce3"/>
        <table:table-column table:style-name="co7" table:number-columns-repeated="2" table:default-cell-style-name="ce21"/>
        <table:table-column table:style-name="co8" table:default-cell-style-name="ce21"/>
        <table:table-row table:style-name="ro1">
          <table:table-cell table:style-name="ce1" table:number-columns-repeated="3"/>
          <table:table-cell table:style-name="ce11" office:value-type="string" table:number-columns-spanned="2" table:number-rows-spanned="1">
            <text:p><text:span text:style-name="T6"><text:a xlink:href="https://www.loom.com/">Функциональное тестирование сайта http://130.193.37.179</text:a></text:span></text:p>
          </table:table-cell>
          <table:covered-table-cell table:style-name="ce13"/>
          <table:table-cell table:style-name="ce1" table:number-columns-repeated="2"/>
          <table:table-cell table:style-name="ce24" table:number-columns-repeated="2"/>
        </table:table-row>
        <table:table-row table:style-name="ro1">
          <table:table-cell table:style-name="ce1" office:value-type="string">
            <text:p>Тест-кейс</text:p>
          </table:table-cell>
          <table:table-cell table:style-name="ce1" table:number-columns-repeated="2"/>
          <table:table-cell table:style-name="ce12" office:value-type="string">
            <text:p>Исполнитель</text:p>
          </table:table-cell>
          <table:table-cell table:style-name="ce12" office:value-type="string">
            <text:p>Манакова Марина QAP-58</text:p>
          </table:table-cell>
          <table:table-cell table:style-name="ce1" table:number-columns-repeated="2"/>
          <table:table-cell table:style-name="ce24" table:number-columns-repeated="2"/>
        </table:table-row>
        <table:table-row table:style-name="ro2">
          <table:table-cell table:style-name="ce1" table:number-columns-repeated="3"/>
          <table:table-cell table:style-name="ce12" office:value-type="string">
            <text:p>Окружение</text:p>
          </table:table-cell>
          <table:table-cell table:style-name="ce12" office:value-type="string">
            <text:p>Windows 10 Microsoft Домашняя 10.0.19042</text:p>
          </table:table-cell>
          <table:table-cell table:style-name="ce1" table:number-columns-repeated="2"/>
          <table:table-cell table:style-name="ce24" table:number-columns-repeated="2"/>
        </table:table-row>
        <table:table-row table:style-name="ro3">
          <table:table-cell table:style-name="ce1" table:number-columns-repeated="4"/>
          <table:table-cell table:style-name="ce14"/>
          <table:table-cell table:style-name="ce1"/>
          <table:table-cell table:style-name="ce20" office:value-type="string">
            <text:p>Google Chrome Версия 95.0.4638.54 (64 бит)</text:p>
          </table:table-cell>
          <table:table-cell table:style-name="ce20" office:value-type="string">
            <text:p>Opera Версия:81.0.4196.60</text:p>
          </table:table-cell>
          <table:table-cell table:style-name="ce20" office:value-type="string">
            <text:p>Яндекс.Браузер Версия 21.11.2.773 (64-bit)</text:p>
          </table:table-cell>
        </table:table-row>
        <table:table-row table:style-name="ro4">
          <table:table-cell table:style-name="ce2" office:value-type="string">
            <text:p>Number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Title</text:p>
          </table:table-cell>
          <table:table-cell table:style-name="ce2" office:value-type="string">
            <text:p>Precondition</text:p>
          </table:table-cell>
          <table:table-cell table:style-name="ce2" office:value-type="string">
            <text:p>Steps</text:p>
          </table:table-cell>
          <table:table-cell table:style-name="ce2" office:value-type="string">
            <text:p>Expected Result</text:p>
          </table:table-cell>
          <table:table-cell table:number-columns-repeated="3" table:style-name="ce2" office:value-type="string">
            <text:p>Result </text:p>
          </table:table-cell>
        </table:table-row>
        <table:table-row table:style-name="ro5">
          <table:table-cell office:value-type="string">
            <text:p>EXP-001</text:p>
          </table:table-cell>
          <table:table-cell office:value-type="string">
            <text:p>High</text:p>
          </table:table-cell>
          <table:table-cell office:value-type="string">
            <text:p><text:span text:style-name="T1">Позитивный <text:s/></text:span><text:span text:style-name="T2"><text:s text:c="2"/></text:span><text:span text:style-name="T3"><text:s text:c="11"/>Местоположение информации в шапке сайта. </text:span></text:p>
          </table:table-cell>
          <table:table-cell office:value-type="string">
            <text:p><text:s/>Неавторизованный режим <text:s/>Главная страница сайта. Шапка. </text:p>
          </table:table-cell>
          <table:table-cell office:value-type="string">
            <text:p>1) Пройти по ссылке<text:span text:style-name="T7"> http://130.193.37.179 </text:span><text:span text:style-name="T8"><text:s text:c="22"/>2) Прокрутить страницу вверх-вниз <text:s text:c="25"/></text:span><text:span text:style-name="T8"><text:s text:c="7"/>3) Кликнуть кнопку "О нас" <text:s text:c="46"/>4) Кликнуть кнопку "Питомцы" <text:s text:c="24"/></text:span><text:span text:style-name="T8"><text:s text:c="15"/>5) Кликнуть кнопку "Контакты" <text:s text:c="9"/></text:span></text:p>
          </table:table-cell>
          <table:table-cell office:value-type="string">
            <text:p>Открывается главная страница сайта в неавторизованном режиме.</text:p>
            <text:p>В шапке страницы отображается отображается: </text:p>
            <text:p>- Название "Дом питомца"</text:p>
            <text:p>- Кнпка "О нас"</text:p>
            <text:p>- Кнпка "Питомцы"</text:p>
            <text:p>- Кнопка "Контакты"</text:p>
            <text:p>- Поисковое поле "Найти питомца" <text:s text:c="36"/></text:p>
          </table:table-cell>
          <table:table-cell table:number-columns-repeated="3" office:value-type="string">
            <text:p>Pass</text:p>
          </table:table-cell>
        </table:table-row>
        <table:table-row table:style-name="ro6">
          <table:table-cell office:value-type="string">
            <text:p>EXP-002</text:p>
          </table:table-cell>
          <table:table-cell office:value-type="string">
            <text:p>High</text:p>
          </table:table-cell>
          <table:table-cell office:value-type="string">
            <text:p><text:span text:style-name="T1">Позитивный </text:span><text:span text:style-name="T3"><text:s text:c="18"/>API запрос <text:s/>главной страница сайта. </text:span></text:p>
          </table:table-cell>
          <table:table-cell office:value-type="string">
            <text:p>Неавторизованный режим. Главная страница сайта. </text:p>
          </table:table-cell>
          <table:table-cell office:value-type="string">
            <text:p>API запрос. <text:s text:c="75"/>1) В PostmanCanary создаем Коллекцию Дом питомца. <text:s text:c="80"/>2) Создаем <text:s/>Get зарос тестирования работы сервера сайта главная страница URL <text:s text:c="2"/>http://130.193.37.179/app/pets <text:s text:c="44"/>3) Запускаем тест: <text:s text:c="51"/>pm.test("Status code is 200", function () {</text:p>
            <text:p><text:s text:c="4"/>pm.response.to.have.status(200);</text:p>
            <text:p>});</text:p>
          </table:table-cell>
          <table:table-cell office:value-type="string">
            <text:p>При окончании теста получен результат 200. Все в порядке, сервер отвечает на запросы.</text:p>
          </table:table-cell>
          <table:table-cell table:number-columns-repeated="3" office:value-type="string">
            <text:p>Pass</text:p>
          </table:table-cell>
        </table:table-row>
        <table:table-row table:style-name="ro7">
          <table:table-cell office:value-type="string">
            <text:p>EXP-003</text:p>
          </table:table-cell>
          <table:table-cell office:value-type="string">
            <text:p>High</text:p>
          </table:table-cell>
          <table:table-cell office:value-type="string">
            <text:p><text:span text:style-name="T1">Позитивный <text:s text:c="3"/></text:span><text:span text:style-name="T3"><text:s text:c="14"/>API запрос сохранения session в файле cookie <text:s/>главной страницы сайта. </text:span></text:p>
          </table:table-cell>
          <table:table-cell office:value-type="string">
            <text:p>Неавторизованный режим. Главная страница сайта. </text:p>
          </table:table-cell>
          <table:table-cell office:value-type="string">
            <text:p>API запрос. <text:s text:c="75"/>1) В PostmanCanary в Коллекции Дом питомца. <text:s text:c="4"/><text:s text:c="9"/>Создаем <text:s/>Get зарос тестирования <text:s/>session сайта главная страница URL <text:s text:c="2"/>http://130.193.37.179/app/pets <text:s text:c="3"/>2) Запускаем тест: <text:s text:c="37"/>pm.test("Session token exists", function () {</text:p>
            <text:p><text:s text:c="4"/>pm.expect(pm.cookies.has("Session")).to.be.true;</text:p>
            <text:p>});</text:p>
          </table:table-cell>
          <table:table-cell office:value-type="string">
            <text:p>При окончании теста <text:s/>присутствуют строки session в файле cookie (код 200)</text:p>
          </table:table-cell>
          <table:table-cell table:number-columns-repeated="3" office:value-type="string">
            <text:p>Pass</text:p>
          </table:table-cell>
        </table:table-row>
        <table:table-row table:style-name="ro6">
          <table:table-cell office:value-type="string">
            <text:p>EXP-004</text:p>
          </table:table-cell>
          <table:table-cell office:value-type="string">
            <text:p>High</text:p>
          </table:table-cell>
          <table:table-cell office:value-type="string">
            <text:p><text:span text:style-name="T4">Негативный <text:s text:c="2"/></text:span><text:span text:style-name="T3"><text:s text:c="17"/>API запрос работы сервера при неправильном URL..</text:span></text:p>
          </table:table-cell>
          <table:table-cell office:value-type="string">
            <text:p>Неавторизованный режим. Главная страница сайта. </text:p>
          </table:table-cell>
          <table:table-cell office:value-type="string">
            <text:p>API запрос. <text:s text:c="76"/>1) В PostmanCanary в Коллекции Дом питомца. <text:s text:c="3"/><text:s text:c="11"/>Создаем <text:s/>Get зарос тестирования работы сервера сайта главная страница URL неправилный <text:s/>http://130.193.37.199/app/pets <text:s text:c="44"/>2) Запускаем тест: <text:s text:c="51"/>pm.test("Status code is 200", function () {</text:p>
            <text:p><text:s text:c="4"/>pm.response.to.have.status(200);</text:p>
            <text:p>});</text:p>
          </table:table-cell>
          <table:table-cell office:value-type="string">
            <text:p>При окончании теста выдается сообщение об ошибке..(код 400)</text:p>
          </table:table-cell>
          <table:table-cell table:number-columns-repeated="3" office:value-type="string">
            <text:p>Pass</text:p>
          </table:table-cell>
        </table:table-row>
        <table:table-row table:style-name="ro8">
          <table:table-cell office:value-type="string">
            <text:p>EXP-005</text:p>
          </table:table-cell>
          <table:table-cell office:value-type="string">
            <text:p>High</text:p>
          </table:table-cell>
          <table:table-cell office:value-type="string">
            <text:p><text:span text:style-name="T1">Позитивный </text:span><text:span text:style-name="T3"><text:s text:c="14"/>Проверка возврата на предыдущую страницу</text:span></text:p>
          </table:table-cell>
          <table:table-cell office:value-type="string">
            <text:p>Неавторизованный режим. Главная страница сайта. </text:p>
          </table:table-cell>
          <table:table-cell office:value-type="string">
            <text:p>Кликнуть стрелкой браузера "возврат на предыдущую страницу" для возврата на главную страницу сайта Дом питомца</text:p>
          </table:table-cell>
          <table:table-cell table:style-name="ce17" office:value-type="string">
            <text:p>Возврат на главную страницу после сообщения об ошибке. Сессионные куки сохранились.</text:p>
          </table:table-cell>
          <table:table-cell table:number-columns-repeated="3" office:value-type="string">
            <text:p>Pass</text:p>
          </table:table-cell>
        </table:table-row>
        <table:table-row table:style-name="ro9">
          <table:table-cell office:value-type="string">
            <text:p>EXP-006</text:p>
          </table:table-cell>
          <table:table-cell table:style-name="ce3" office:value-type="string">
            <text:p>High</text:p>
          </table:table-cell>
          <table:table-cell office:value-type="string">
            <text:p><text:span text:style-name="T1">Позитивный </text:span><text:span text:style-name="T3"><text:s text:c="14"/>Местоположение информации в теле сайта.</text:span></text:p>
          </table:table-cell>
          <table:table-cell office:value-type="string">
            <text:p><text:s/>Неавторизованный режим. Главная страница сайта. Тело.</text:p>
          </table:table-cell>
          <table:table-cell office:value-type="string">
            <text:p>1) Пройти по ссылке<text:span text:style-name="T7"> http://130.193.37.179 </text:span><text:span text:style-name="T8"><text:s text:c="22"/>2) Прокрутить страницу вверх-вниз <text:s text:c="25"/></text:span><text:span text:style-name="T8"><text:s text:c="7"/>3) Кликнуть кнопку "О нас" <text:s text:c="46"/>4) Кликнуть кнопку "Питомцы" <text:s text:c="24"/></text:span><text:span text:style-name="T8"><text:s text:c="14"/>5) Кликнуть кнопку "Контакты" <text:s text:c="38"/>6) Вернуться на главную страницу</text:span></text:p>
          </table:table-cell>
          <table:table-cell office:value-type="string">
            <text:p>Открывается главная страница сайта в неавторизованном режиме.</text:p>
            <text:p>В теле страницы отображается:</text:p>
            <text:p>- Слева кнопки "Питомцы без дома", "Счастлиычики"</text:p>
            <text:p>- Справа поисковый блок "вид животнго", "порода", "пол", "возраст" и кнопка "сбрсить" </text:p>
            <text:p>- Ниже расположены карточки животных с фото и краткой инфрмацией о животном <text:s text:c="36"/><text:s text:c="76"/>- При прокручивании страницы вверх и вниз, а так же при переходе на другие страницы все поля, кнопки, карточки стаются на своих местах и не искажаются. <text:s text:c="9"/><text:s text:c="9"/></text:p>
          </table:table-cell>
          <table:table-cell table:number-columns-repeated="3" office:value-type="string">
            <text:p>Pass</text:p>
          </table:table-cell>
        </table:table-row>
        <table:table-row table:style-name="ro7">
          <table:table-cell office:value-type="string">
            <text:p>EXP-007</text:p>
          </table:table-cell>
          <table:table-cell table:style-name="ce3" office:value-type="string">
            <text:p>High</text:p>
          </table:table-cell>
          <table:table-cell office:value-type="string">
            <text:p><text:span text:style-name="T1">Позитивный </text:span><text:span text:style-name="T3"><text:s text:c="14"/>Местоположение информации в подвале сайта.</text:span></text:p>
          </table:table-cell>
          <table:table-cell office:value-type="string">
            <text:p>Неавторизованный режим. Главная страница сайта. Подвал.</text:p>
          </table:table-cell>
          <table:table-cell office:value-type="string">
            <text:p>1) Пройти по ссылке<text:span text:style-name="T7"> http://130.193.37.179 </text:span><text:span text:style-name="T8"><text:s text:c="22"/>2) Прокрутить страницу вверх-вниз <text:s text:c="25"/></text:span><text:span text:style-name="T8"><text:s text:c="7"/>3) Кликнуть кнопку "О нас" <text:s text:c="46"/>4) Кликнуть кнопку "Питомцы" <text:s text:c="24"/></text:span><text:span text:style-name="T8"><text:s text:c="14"/>5) Кликнуть кнопку "Контакты" <text:s text:c="38"/>6) Вернуться на главную страницу</text:span></text:p>
          </table:table-cell>
          <table:table-cell office:value-type="string">
            <text:p>Открывается главная страница сайта в неавторизованном режиме.</text:p>
            <text:p>В подвале страницы отображается:</text:p>
            <text:p>- Логотип сайта</text:p>
            <text:p>- Информация о создании сайта и дате обновления информации на сайте</text:p>
            <text:p>- Кнопки социальных сетей "Инстаграмм", "Фейсбук", <text:s/>"Тик-Ток", "Ютуб" <text:s text:c="21"/>- При прокручивании страницы вверх и вниз, а так же при переходе на другие страницы все поля, кнопки, карточки стаются на своих местах и не искажаются. <text:s text:c="6"/></text:p>
          </table:table-cell>
          <table:table-cell table:number-columns-repeated="3" office:value-type="string">
            <text:p>Pass</text:p>
          </table:table-cell>
        </table:table-row>
        <table:table-row table:style-name="ro8">
          <table:table-cell office:value-type="string">
            <text:p>EXP-008</text:p>
          </table:table-cell>
          <table:table-cell table:style-name="ce3" office:value-type="string">
            <text:p>High</text:p>
          </table:table-cell>
          <table:table-cell office:value-type="string">
            <text:p><text:span text:style-name="T1">Позитивный <text:s text:c="2"/></text:span><text:span text:style-name="T3"><text:s text:c="11"/>Прверка переходов по страницам сайта</text:span></text:p>
          </table:table-cell>
          <table:table-cell office:value-type="string">
            <text:p>Неавторизованный режим</text:p>
            <text:p/>
          </table:table-cell>
          <table:table-cell office:value-type="string">
            <text:p>1) Пройти по ссылке<text:span text:style-name="T7"> http://130.193.37.179 </text:span><text:span text:style-name="T8"><text:s text:c="22"/>2) Кликнуть кнопку "О нас" <text:s text:c="39"/></text:span><text:span text:style-name="T8"><text:s text:c="7"/>3) Кликнуть кнопку "Питомцы" <text:s text:c="38"/>4) Кликнуть кнопку "Контакты" <text:s text:c="25"/></text:span><text:span text:style-name="T8"><text:s text:c="13"/>5) Вернуться на главную страницу</text:span></text:p>
          </table:table-cell>
          <table:table-cell table:style-name="ce17" office:value-type="string">
            <text:p>Открывается главная страница сайта в неавторизированном режиме. <text:s text:c="39"/>Кнопки ссылок "О НАС", "ПИТОМЦЫ" <text:s/>"КОНТАКТЫ" работают, происходит переход на соответствующие страницы</text:p>
          </table:table-cell>
          <table:table-cell table:number-columns-repeated="3" office:value-type="string">
            <text:p>Pass</text:p>
          </table:table-cell>
        </table:table-row>
        <table:table-row table:style-name="ro10">
          <table:table-cell table:style-name="ce4" office:value-type="string">
            <text:p>EXP-009</text:p>
          </table:table-cell>
          <table:table-cell table:style-name="ce7" office:value-type="string">
            <text:p>High</text:p>
          </table:table-cell>
          <table:table-cell office:value-type="string">
            <text:p><text:span text:style-name="T1">Позитивный </text:span><text:span text:style-name="T3"><text:s text:c="11"/>Проверка работы поля "найти питомца"</text:span></text:p>
          </table:table-cell>
          <table:table-cell office:value-type="string">
            <text:p>Неавторизованный режим. Главная страница сайта. </text:p>
          </table:table-cell>
          <table:table-cell office:value-type="string">
            <text:p>1) Пройти по ссылке http://130.193.37.179 <text:s text:c="5"/>2) В поле "Найти питомца" вписать поочередно вид животного: кот, кошка, собака, обезьянка, попугай, слон <text:s text:c="55"/>3) В поле "Найти питомца" вписать поочередно кличку животного:Феликс, Барон, Гоша, Мухтар, Сэм <text:s text:c="57"/>4) В поле "Найти питомца" вписать поочередно породу животного: Немецкая овчарка, Питбуль, Сибирская кошка, Корелла, Индийский, Розовый <text:s text:c="73"/>5) В поле "Найти питомца" вписать поочередно возраст животных: 1; 2; -1 <text:s text:c="39"/>6) В поле "Найти питомца" вписать регистрационный номер животного 7)Вернуться на главную страницу</text:p>
          </table:table-cell>
          <table:table-cell office:value-type="string">
            <text:p><text:s text:c="2"/>- Поле "найти питомца" позволяет искать по виду животного. На главной странице животные группируются по выбранному виду. <text:s text:c="8"/>- Поле "найти питомца" позволяет искать по кличке животного. На главной странице животные группируются по выбранной кличке. <text:s text:c="7"/>- Поле "найти питомца" позволяет искать по породе животного. На главной странице животные группируются по выбранной породе. <text:s text:c="7"/>- Поле "найти питомца" при поиске по возрасту животного. На главной странице животные группируются по возрасту. <text:s text:c="26"/>- Поле "найти питомца" позволяет искать по регистрационному номеру животного. На главной странице отображается животное по выбранному регистрационному номеру. <text:s text:c="53"/>- Поле "найти питомца". При вводе некорректных запросов возникает всплывающее оконо с подсказками.</text:p>
          </table:table-cell>
          <table:table-cell table:style-name="ce22" office:value-type="string">
            <text:p>Fail</text:p>
            <text:p/>
            <text:p>Bugs:BR-1, BR-2,BR-3,BR-4,BR-6, BR-19</text:p>
          </table:table-cell>
          <table:table-cell table:style-name="ce22" office:value-type="string">
            <text:p>Fail</text:p>
            <text:p/>
            <text:p>Bugs:BR-1, BR-2,BR-3,BR-4,BR-6, BR-19</text:p>
          </table:table-cell>
          <table:table-cell table:style-name="ce22" office:value-type="string">
            <text:p>Fail</text:p>
            <text:p/>
            <text:p>Bugs:BR-1, BR-2,BR-3,BR-4,BR-6, BR-19</text:p>
          </table:table-cell>
        </table:table-row>
        <table:table-row table:style-name="ro8">
          <table:table-cell office:value-type="string">
            <text:p>EXP-010</text:p>
          </table:table-cell>
          <table:table-cell office:value-type="string">
            <text:p>High</text:p>
          </table:table-cell>
          <table:table-cell office:value-type="string">
            <text:p><text:span text:style-name="T1">Позитивный </text:span><text:span text:style-name="T3"><text:s text:c="14"/>Карточки с краткой информацией о живтных</text:span></text:p>
          </table:table-cell>
          <table:table-cell office:value-type="string">
            <text:p>Неавторизованный режим. Главная страница сайта. </text:p>
          </table:table-cell>
          <table:table-cell office:value-type="string">
            <text:p>1) Пройти по ссылке<text:span text:style-name="T7"> http://130.193.37.179 </text:span><text:span text:style-name="T8"><text:s text:c="22"/>2) на главной странице просмотреть карточки с </text:span><text:span text:style-name="T8">краткй информацией о животных</text:span></text:p>
          </table:table-cell>
          <table:table-cell table:style-name="ce18" office:value-type="string">
            <text:p>Фотографии питомцев чёткие и не искажены.</text:p>
          </table:table-cell>
          <table:table-cell table:style-name="ce22" office:value-type="string">
            <text:p>Fail</text:p>
            <text:p/>
            <text:p>Bugs: BR-24,</text:p>
          </table:table-cell>
          <table:table-cell table:style-name="ce22" office:value-type="string">
            <text:p>Fail</text:p>
            <text:p/>
            <text:p>Bugs: BR-24,</text:p>
          </table:table-cell>
          <table:table-cell table:style-name="ce22" office:value-type="string">
            <text:p>Fail</text:p>
            <text:p/>
            <text:p>Bugs: BR-24,</text:p>
          </table:table-cell>
        </table:table-row>
        <table:table-row table:style-name="ro11">
          <table:table-cell office:value-type="string">
            <text:p>EXP-011</text:p>
          </table:table-cell>
          <table:table-cell office:value-type="string">
            <text:p>High</text:p>
          </table:table-cell>
          <table:table-cell office:value-type="string">
            <text:p><text:span text:style-name="T1">Позитивный <text:s/></text:span><text:span text:style-name="T3"><text:s text:c="13"/>Работа кнопок социальных сетей.</text:span></text:p>
          </table:table-cell>
          <table:table-cell office:value-type="string">
            <text:p>Неавторизованный режим. Главная страница сайта. Подвал.</text:p>
          </table:table-cell>
          <table:table-cell office:value-type="string">
            <text:p>1) Пройти по ссылке<text:span text:style-name="T7"> http://130.193.37.179 </text:span><text:span text:style-name="T8"><text:s text:c="22"/>2) На главной странице сайта спуститься в подвал <text:s/></text:span><text:span text:style-name="T8"><text:s text:c="7"/>3) Кликнуть кнопки социальных сетей "Инстаграмм", "Фейсбук", <text:s/>"Тик-Ток", "Ютуб" <text:s/></text:span></text:p>
          </table:table-cell>
          <table:table-cell office:value-type="string">
            <text:p>В "Подвале" кнопки социальных сетей "Инстаграмм", "Фейсбук", <text:s/>"Тик-Ток", "Ютуб" содержат ссылки этих сетей и осуществляют переход в сети для распростронения информации о животных.</text:p>
          </table:table-cell>
          <table:table-cell table:style-name="ce22" office:value-type="string">
            <text:p>Fail</text:p>
            <text:p>Bugs: BR-20, BR-21, BR-22, BR-23</text:p>
          </table:table-cell>
          <table:table-cell table:style-name="ce22" office:value-type="string">
            <text:p>Fail</text:p>
            <text:p>Bugs: BR-20, BR-21, BR-22, BR-23,</text:p>
          </table:table-cell>
          <table:table-cell table:style-name="ce22" office:value-type="string">
            <text:p>Fail</text:p>
            <text:p>Bugs: BR-20, BR-21, BR-22, BR-23</text:p>
          </table:table-cell>
        </table:table-row>
        <table:table-row table:style-name="ro12">
          <table:table-cell office:value-type="string">
            <text:p>EXP-012</text:p>
          </table:table-cell>
          <table:table-cell office:value-type="string">
            <text:p>High</text:p>
          </table:table-cell>
          <table:table-cell office:value-type="string">
            <text:p><text:span text:style-name="T1">Позитивный <text:s/></text:span><text:span text:style-name="T3"><text:s text:c="13"/>Наличие информации о создании сайта.</text:span></text:p>
          </table:table-cell>
          <table:table-cell office:value-type="string">
            <text:p>Неавторизованный режим. Главная страница сайта. Подвал.</text:p>
          </table:table-cell>
          <table:table-cell office:value-type="string">
            <text:p>1) Пройти по ссылке<text:span text:style-name="T7"> http://130.193.37.179 </text:span><text:span text:style-name="T8"><text:s text:c="22"/>2) На главной странице сайта спуститься в подвал <text:s/></text:span><text:span text:style-name="T8"><text:s text:c="8"/>3) Проверить наличие данных о создании сайта и дате обновления информации на сайте</text:span></text:p>
          </table:table-cell>
          <table:table-cell table:style-name="ce19" office:value-type="string">
            <text:p>Имеется данные о создании сайта и дата обновления информации на сайте </text:p>
          </table:table-cell>
          <table:table-cell table:style-name="ce22" office:value-type="string">
            <text:p>Fail</text:p>
            <text:p>Bugs: RB-25,</text:p>
          </table:table-cell>
          <table:table-cell table:style-name="ce22" office:value-type="string">
            <text:p>Fail</text:p>
            <text:p>Bugs: RB-25,</text:p>
          </table:table-cell>
          <table:table-cell table:style-name="ce22" office:value-type="string">
            <text:p>Fail</text:p>
            <text:p>Bugs: RB-25,</text:p>
          </table:table-cell>
        </table:table-row>
        <table:table-row table:style-name="ro13">
          <table:table-cell table:style-name="ce5" office:value-type="string">
            <text:p>ТК 13</text:p>
          </table:table-cell>
          <table:table-cell table:style-name="ce8" office:value-type="string">
            <text:p>High</text:p>
          </table:table-cell>
          <table:table-cell office:value-type="string">
            <text:p><text:span text:style-name="T1">Позитивный</text:span></text:p>
            <text:p><text:span text:style-name="T5">API запрос. </text:span><text:span text:style-name="T1"><text:s/></text:span><text:span text:style-name="T3">Форма для ввода и отправки данных "Приютить питомца!?"</text:span></text:p>
            <text:p><text:span text:style-name="T3"/></text:p>
          </table:table-cell>
          <table:table-cell office:value-type="string">
            <text:p><text:s/>Неавторизованный режим. <text:s/>Страница питомца со статусом "без дома". (http://130.193.37.179/app/pets/517d137a-d05e-48bc-b1c0-cfeb09e06f23)</text:p>
          </table:table-cell>
          <table:table-cell table:style-name="ce3" office:value-type="string">
            <text:p>1) На странице питомца под информацией о питомце кликнуть на кнопку "приютить".</text:p>
            <text:p>2) В открывшейся форме ввести тестовые данные (имя): "Иван" в поле "Введите имя".</text:p>
            <text:p>3) В поле "Введите фамилию" ввести тестовые данные (фамилия): "Иванов".</text:p>
            <text:p>4) В поле "Введите отчество ввести тестовые данные (отчество): "Иванович".</text:p>
            <text:p>5) В поле "+7 ваш номер" ввести тестовые данные (тел.): "+79000457714".</text:p>
            <text:p>6) В поле "your@email.com" ввести тестовые данные (email): "marimanako@yandex.ru".</text:p>
            <text:p>7) В поле "Оставьте комментарий" ввести тестовые данные (комментарий): "Хочу приютить кота"</text:p>
            <text:p>8) Кликунть на кнопку "Да!", расположенную в правом нижнем углу формы "приютить питомца!?". <text:s text:c="8"/>API запрос. <text:s text:c="69"/>9) В PostmanCanary в Коллекции Дом питомца. <text:s text:c="10"/><text:s text:c="4"/>Создаем <text:s/>POST запрос с тестовыми данными будущего хозяина. <text:s text:c="60"/>10) Запускаем тест. <text:s text:c="34"/></text:p>
          </table:table-cell>
          <table:table-cell table:style-name="ce16" office:value-type="string">
            <text:p>1) В правом углу всех полей ввода отображается галочка зелёного цвета, обозначающая, что данные в полях корректны.</text:p>
            <text:p>2) <text:s/>Запрос методом POST с данными в теле запроса успешно (код 200) отправляется на сервер.</text:p>
          </table:table-cell>
          <table:table-cell table:number-columns-repeated="3" table:style-name="ce23" office:value-type="string">
            <text:p>Pass</text:p>
          </table:table-cell>
        </table:table-row>
        <table:table-row table:style-name="ro14">
          <table:table-cell table:style-name="ce5" office:value-type="string">
            <text:p>ТК 14</text:p>
          </table:table-cell>
          <table:table-cell table:style-name="ce9" office:value-type="string">
            <text:p>High</text:p>
          </table:table-cell>
          <table:table-cell office:value-type="string">
            <text:p><text:span text:style-name="T4">Негативный</text:span></text:p>
            <text:p><text:span text:style-name="T4"/></text:p>
            <text:p><text:span text:style-name="T3">Форма для ввода и отправки данных "Приютить питомца!?"</text:span></text:p>
          </table:table-cell>
          <table:table-cell office:value-type="string">
            <text:p>В браузере открыта тестовая страница питомца со статусом "без дома". (http://130.193.37.179/app/pets/517d137a-d05e-48bc-b1c0-cfeb09e06f23)</text:p>
          </table:table-cell>
          <table:table-cell table:style-name="ce16" office:value-type="string">
            <text:p><text:span text:style-name="T8">1) На странице питомца под информацией о питомце кликнуть на кнопку "приютить".</text:span></text:p>
            <text:p><text:span text:style-name="T8">2) В открывшейся форме ввести тестовые данные (имя): "Иван" в поле "Введите имя".</text:span></text:p>
            <text:p><text:span text:style-name="T8">3) Поле "Введите фамилию" оставить без изменений (пустое).</text:span></text:p>
            <text:p><text:span text:style-name="T8">4) В поле "Введите отчество" ввести тестовые данные (отчество): "Иванович".</text:span></text:p>
            <text:p><text:span text:style-name="T8">5) В поле "+7 ваш номер" ввести тестовые данные (тел.): "+79000457714".</text:span></text:p>
            <text:p><text:span text:style-name="T8">6) В поле "your@email.com" ввести тестовые данные (email): "marimanako@yandex.ru".</text:span></text:p>
            <text:p><text:span text:style-name="T8">7) В поле "Оставьте комментарий" ввести тестовые данные (комментарий): "Хочу приютить кота"</text:span></text:p>
            <text:p><text:span text:style-name="T8">8) Кликунть на кнопку "Да!", расположенную в правом нижнем углу формы "приютить питомца!?". <text:s text:c="9"/></text:span><text:span text:style-name="T8"><text:s text:c="49"/>API запрос. <text:s text:c="59"/>9) В PostmanCanary создаем </text:span><text:span text:style-name="T8">Коллекцию Дом питомца. <text:s text:c="64"/>10) Создаем <text:s/>POST запрос с тестовыми </text:span><text:span text:style-name="T8">данными будущего хозяина. <text:s text:c="67"/>11) Запускаем тест: <text:s text:c="3"/>pm.test("Status </text:span><text:span text:style-name="T8">code is 200", function () {</text:span></text:p>
            <text:p><text:span text:style-name="T8"><text:s text:c="4"/></text:span><text:span text:style-name="T8">pm.response.to.have.status(200);</text:span></text:p>
            <text:p><text:span text:style-name="T8">}); <text:s text:c="54"/></text:span></text:p>
          </table:table-cell>
          <table:table-cell office:value-type="string">
            <text:p>1) В паром углу полей "Введите имя", "Введите отчество", "your@email.com" отображается галочка зелного цвета, обозначающая, что данные в полях корректны. <text:s text:c="39"/>2) В правом углу поля "Введите фамилию" отображается значек некоррекного заполнения поля. Контур поля: "border-color: #dc3545". Под полем отображается текстовое сообщение: "This field may not be blank.", обозначающее, что поле не может быть пустым. <text:s text:c="24"/>3) В правом углу поля "+7 ваш номер" отображается значек некоррекного заполнения поля. Контур поля: "border-color: #dc3545". Под полем отображается текстовое сообщение: "Номер должен соответствовать +79********* !", обозначающее некорректное заполнение поля. <text:s text:c="98"/>4)В правом верхнем углу поля "Оставьте комментарий" отображается значек некоррекного заполнения поля. Контур поля: "border-color: #dc3545". Под полем отображается текстовое сообщение: "This field may not be blank.", обозначающее, что поле не может быть пустым. <text:s text:c="84"/><text:s text:c="8"/>5) Запрос методом POST с данными в теле запроса не отправляется на сервер (код 400). </text:p>
            <text:p/>
          </table:table-cell>
          <table:table-cell table:number-columns-repeated="3" table:style-name="ce23" office:value-type="string">
            <text:p>Pass</text:p>
          </table:table-cell>
        </table:table-row>
        <table:table-row table:style-name="ro5">
          <table:table-cell table:style-name="ce5" office:value-type="string">
            <text:p>EXP-015</text:p>
          </table:table-cell>
          <table:table-cell office:value-type="string">
            <text:p>High</text:p>
          </table:table-cell>
          <table:table-cell office:value-type="string">
            <text:p><text:span text:style-name="T1">Позитивный <text:s/></text:span><text:span text:style-name="T3"><text:s text:c="11"/>Наличие информации об организации, учредителях, благотворителях, цели </text:span><text:span text:style-name="T3">организации.</text:span></text:p>
          </table:table-cell>
          <table:table-cell office:value-type="string">
            <text:p>Неавторизованный режим. Страница сайта. О нас.</text:p>
          </table:table-cell>
          <table:table-cell office:value-type="string">
            <text:p>1) Пройти по ссылке<text:span text:style-name="T7"> http://130.193.37.179 </text:span><text:span text:style-name="T8"><text:s text:c="22"/>2) На главной странице сайта кликнуть иконку "О </text:span><text:span text:style-name="T8">нас" <text:s text:c="89"/>3) Проверить наличие информации о дате </text:span><text:span text:style-name="T8">образования организации, учредителях, благотворителях т.п. Информация о создании сайта. Цель </text:span><text:span text:style-name="T8">сздания сайта.</text:span></text:p>
          </table:table-cell>
          <table:table-cell office:value-type="string">
            <text:p>Имеется информации о дате образования организации, учредителях, благотворителях т.п. Информация о создании сайта. Цель сздания сайта.</text:p>
          </table:table-cell>
          <table:table-cell table:style-name="ce22" office:value-type="string">
            <text:p>Fail</text:p>
            <text:p>Bugs: FB-9,</text:p>
          </table:table-cell>
          <table:table-cell table:style-name="ce22" office:value-type="string">
            <text:p>Fail</text:p>
            <text:p>Bugs: FB-9,</text:p>
          </table:table-cell>
          <table:table-cell table:style-name="ce22" office:value-type="string">
            <text:p>Fail</text:p>
            <text:p>Bugs: FB-9,</text:p>
          </table:table-cell>
        </table:table-row>
        <table:table-row table:style-name="ro7">
          <table:table-cell table:style-name="ce5" office:value-type="string">
            <text:p>EXP-016</text:p>
          </table:table-cell>
          <table:table-cell table:style-name="ce10" office:value-type="string">
            <text:p>High</text:p>
          </table:table-cell>
          <table:table-cell office:value-type="string">
            <text:p><text:span text:style-name="T1">Позитивный</text:span><text:span text:style-name="T3"> <text:s text:c="17"/>API запрос страницы сайта О нас. </text:span></text:p>
          </table:table-cell>
          <table:table-cell office:value-type="string">
            <text:p>Неавторизованный режим. Страница сайта. О нас.</text:p>
          </table:table-cell>
          <table:table-cell office:value-type="string">
            <text:p>API запрос. <text:s/><text:span text:style-name="T9"><text:s text:c="2"/></text:span><text:span text:style-name="T8"><text:s text:c="73"/>1) В PostmanCanary в Коллекции Дом питомца. <text:s text:c="3"/></text:span><text:span text:style-name="T8"><text:s text:c="10"/>Создаем <text:s/>Get зарос тестирования работы сервера сайта страница "О нас" URL <text:s/></text:span><text:span text:style-name="T8">http://130.193.37.179/app/about <text:s text:c="42"/>2) Запускаем тест: <text:s text:c="51"/></text:span><text:span text:style-name="T8">pm.test("Status code is 200", function () {</text:span></text:p>
            <text:p><text:span text:style-name="T8"><text:s text:c="4"/></text:span><text:span text:style-name="T8">pm.response.to.have.status(200);</text:span></text:p>
            <text:p><text:span text:style-name="T8">});</text:span></text:p>
          </table:table-cell>
          <table:table-cell office:value-type="string">
            <text:p>При окончании теста получен результат 200. Все в порядке, сервер отвечает на запросы.</text:p>
          </table:table-cell>
          <table:table-cell table:number-columns-repeated="3" office:value-type="string">
            <text:p>Pass</text:p>
          </table:table-cell>
        </table:table-row>
        <table:table-row table:style-name="ro7">
          <table:table-cell table:style-name="ce1" table:number-columns-repeated="9"/>
        </table:table-row>
      </table:table>
      <table:table table:name="Чек-лист" table:style-name="ta1" table:print="false">
        <table:table-column table:style-name="co7" table:default-cell-style-name="ce29"/>
        <table:table-column table:style-name="co9" table:default-cell-style-name="ce36"/>
        <table:table-column table:style-name="co10" table:default-cell-style-name="ce57"/>
        <table:table-column table:style-name="co11" table:default-cell-style-name="ce68"/>
        <table:table-column table:style-name="co12" table:default-cell-style-name="ce68"/>
        <table:table-column table:style-name="co8" table:default-cell-style-name="ce68"/>
        <table:table-column table:style-name="co7" table:default-cell-style-name="ce88"/>
        <table:table-column table:style-name="co8" table:default-cell-style-name="ce93"/>
        <table:table-row table:style-name="ro1">
          <table:table-cell table:style-name="ce25"/>
          <table:table-cell table:style-name="ce35" office:value-type="string" table:number-columns-spanned="2" table:number-rows-spanned="1">
            <text:p><text:span text:style-name="T6"><text:a xlink:href="https://www.loom.com/">Функциональное тестирование сайта http://130.193.37.179</text:a></text:span></text:p>
          </table:table-cell>
          <table:covered-table-cell table:style-name="ce46"/>
          <table:table-cell table:style-name="ce65" table:number-columns-repeated="4"/>
          <table:table-cell table:style-name="ce89"/>
        </table:table-row>
        <table:table-row table:style-name="ro15">
          <table:table-cell table:style-name="ce25"/>
          <table:table-cell office:value-type="string">
            <text:p>Чек-лист №1</text:p>
          </table:table-cell>
          <table:table-cell table:style-name="ce36"/>
          <table:table-cell table:style-name="ce65" table:number-columns-repeated="4"/>
          <table:table-cell table:style-name="ce89"/>
        </table:table-row>
        <table:table-row table:style-name="ro16">
          <table:table-cell table:style-name="ce25"/>
          <table:table-cell office:value-type="string">
            <text:p>Исполнитель</text:p>
          </table:table-cell>
          <table:table-cell table:style-name="ce36" office:value-type="string">
            <text:p>Манакова Марина QAP-58</text:p>
          </table:table-cell>
          <table:table-cell table:style-name="ce1" table:number-columns-repeated="3"/>
          <table:table-cell table:style-name="ce65"/>
          <table:table-cell table:style-name="ce89"/>
        </table:table-row>
        <table:table-row table:style-name="ro3">
          <table:table-cell table:style-name="ce25"/>
          <table:table-cell office:value-type="string">
            <text:p>Окружение</text:p>
          </table:table-cell>
          <table:table-cell table:style-name="ce36" office:value-type="string">
            <text:p>Windows 10 Microsoft Домашняя 10.0.19042</text:p>
          </table:table-cell>
          <table:table-cell table:style-name="ce65" table:number-columns-repeated="4"/>
          <table:table-cell table:style-name="ce89"/>
        </table:table-row>
        <table:table-row table:style-name="ro17">
          <table:table-cell table:style-name="ce25"/>
          <table:table-cell/>
          <table:table-cell table:style-name="ce36"/>
          <table:table-cell table:style-name="ce65" table:number-columns-repeated="4"/>
          <table:table-cell table:style-name="ce89"/>
        </table:table-row>
        <table:table-row table:style-name="ro3">
          <table:table-cell table:style-name="ce25"/>
          <table:table-cell table:style-name="ce37" table:number-columns-repeated="2"/>
          <table:table-cell table:style-name="ce66" office:value-type="string">
            <text:p>Google Chrome Версия 95.0.4638.54 (64 бит)</text:p>
          </table:table-cell>
          <table:table-cell table:style-name="ce76" office:value-type="string">
            <text:p>Opera Версия:81.0.4196.60</text:p>
          </table:table-cell>
          <table:table-cell table:style-name="ce76" office:value-type="string">
            <text:p>Яндекс.Браузер Версия 21.11.2.773 (64-bit)</text:p>
          </table:table-cell>
          <table:table-cell table:style-name="ce1" table:number-columns-repeated="2"/>
        </table:table-row>
        <table:table-row table:style-name="ro15">
          <table:table-cell table:style-name="ce26" office:value-type="string" table:number-columns-spanned="2" table:number-rows-spanned="1">
            <text:p>Главная страница</text:p>
          </table:table-cell>
          <table:covered-table-cell table:style-name="ce38"/>
          <table:table-cell table:style-name="ce38" office:value-type="string">
            <text:p>Проверка</text:p>
          </table:table-cell>
          <table:table-cell table:style-name="ce38" office:value-type="string" table:number-columns-spanned="3" table:number-rows-spanned="1">
            <text:p>Результат</text:p>
          </table:table-cell>
          <table:covered-table-cell table:number-columns-repeated="2" table:style-name="ce38"/>
          <table:table-cell table:style-name="ce38" office:value-type="string">
            <text:p>Приоритет</text:p>
          </table:table-cell>
          <table:table-cell table:style-name="ce90" office:value-type="string">
            <text:p>Комментарий</text:p>
          </table:table-cell>
        </table:table-row>
        <table:table-row table:style-name="ro18">
          <table:table-cell table:style-name="ce27" office:value-type="float" office:value="1">
            <text:p>1</text:p>
          </table:table-cell>
          <table:table-cell table:style-name="ce39"/>
          <table:table-cell table:style-name="ce47" office:value-type="string">
            <text:p><text:span text:style-name="T10"><text:a xlink:href="https://www.loom.com/">Открыть главную страницу сайта "Дом питомца" http://130.193.37.179 </text:a></text:span></text:p>
          </table:table-cell>
          <table:table-cell table:number-columns-repeated="3" table:style-name="ce67" office:value-type="string">
            <text:p>Passed</text:p>
          </table:table-cell>
          <table:table-cell table:style-name="ce80" office:value-type="string">
            <text:p>High</text:p>
          </table:table-cell>
          <table:table-cell table:style-name="ce91"/>
        </table:table-row>
        <table:table-row table:style-name="ro19">
          <table:table-cell table:style-name="ce28" office:value-type="float" office:value="2">
            <text:p>2</text:p>
          </table:table-cell>
          <table:table-cell table:style-name="ce40"/>
          <table:table-cell table:style-name="ce48" office:value-type="string">
            <text:p>При открытии главной страницы, страницы нет JavaScript ошибок, код ответа 200</text:p>
          </table:table-cell>
          <table:table-cell table:number-columns-repeated="3" office:value-type="string">
            <text:p>Passed</text:p>
          </table:table-cell>
          <table:table-cell table:style-name="ce81" office:value-type="string">
            <text:p>High</text:p>
          </table:table-cell>
          <table:table-cell table:style-name="ce92"/>
        </table:table-row>
        <table:table-row table:style-name="ro20">
          <table:table-cell table:style-name="ce28" office:value-type="float" office:value="3">
            <text:p>3</text:p>
          </table:table-cell>
          <table:table-cell table:style-name="ce40"/>
          <table:table-cell table:style-name="ce48" office:value-type="string">
            <text:p>Проверка работы поля для ввода URL. Позитивный сценарий - выдается отчет с информацией</text:p>
          </table:table-cell>
          <table:table-cell table:number-columns-repeated="3" office:value-type="string">
            <text:p>Passed</text:p>
          </table:table-cell>
          <table:table-cell table:style-name="ce81" office:value-type="string">
            <text:p>High</text:p>
          </table:table-cell>
          <table:table-cell table:style-name="ce92"/>
        </table:table-row>
        <table:table-row table:style-name="ro21">
          <table:table-cell table:style-name="ce28" office:value-type="float" office:value="4">
            <text:p>4</text:p>
          </table:table-cell>
          <table:table-cell table:style-name="ce40"/>
          <table:table-cell table:style-name="ce48" office:value-type="string">
            <text:p>Проверка работы поля для ввода URL. Негативный сценарий - выдается сообщение об ошибке</text:p>
          </table:table-cell>
          <table:table-cell table:number-columns-repeated="3" office:value-type="string">
            <text:p>Passed</text:p>
          </table:table-cell>
          <table:table-cell table:style-name="ce81" office:value-type="string">
            <text:p>High</text:p>
          </table:table-cell>
          <table:table-cell table:style-name="ce92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40"/>
          <table:table-cell table:style-name="ce48" office:value-type="string">
            <text:p>Возврат на главную страницу после сообщения об ошибке. Сессионные куки сохранились.</text:p>
          </table:table-cell>
          <table:table-cell table:number-columns-repeated="3" office:value-type="string">
            <text:p>Passed</text:p>
          </table:table-cell>
          <table:table-cell table:style-name="ce81" office:value-type="string">
            <text:p>High</text:p>
          </table:table-cell>
          <table:table-cell table:style-name="ce36"/>
        </table:table-row>
        <table:table-row table:style-name="ro22">
          <table:table-cell office:value-type="float" office:value="6">
            <text:p>6</text:p>
          </table:table-cell>
          <table:table-cell table:style-name="ce40"/>
          <table:table-cell table:style-name="ce49" office:value-type="string">
            <text:p>При прокручивании страницы вверх и вниз, а так же при переходе на другие страницы навигационное меню остаётся <text:s/>закреплённым в левом верхнем углу.</text:p>
          </table:table-cell>
          <table:table-cell table:number-columns-repeated="3" office:value-type="string">
            <text:p>Passed</text:p>
          </table:table-cell>
          <table:table-cell table:style-name="ce81" office:value-type="string">
            <text:p>High</text:p>
          </table:table-cell>
          <table:table-cell/>
        </table:table-row>
        <table:table-row table:style-name="ro23">
          <table:table-cell office:value-type="float" office:value="7">
            <text:p>7</text:p>
          </table:table-cell>
          <table:table-cell table:style-name="ce40"/>
          <table:table-cell table:style-name="ce48" office:value-type="string">
            <text:p>Кнопки ссылок "О НАС", "ПИТОМЦЫ" <text:s/>"КОНТАКТЫ" работают, происходит переход на соответствующие страницы</text:p>
          </table:table-cell>
          <table:table-cell table:number-columns-repeated="3" office:value-type="string">
            <text:p>Passed</text:p>
          </table:table-cell>
          <table:table-cell table:style-name="ce81" office:value-type="string">
            <text:p>High</text:p>
          </table:table-cell>
          <table:table-cell/>
        </table:table-row>
        <table:table-row table:style-name="ro24">
          <table:table-cell office:value-type="float" office:value="8">
            <text:p>8</text:p>
          </table:table-cell>
          <table:table-cell table:style-name="ce40"/>
          <table:table-cell table:style-name="ce50" office:value-type="string">
            <text:p>Поле "найти питомца" при прокручивании страницы вверх и вниз, а так же при переходе на другие страницы остается закрепленным в правом верхнем углу.</text:p>
          </table:table-cell>
          <table:table-cell table:number-columns-repeated="2" table:style-name="ce69" office:value-type="string">
            <text:p>Passed</text:p>
          </table:table-cell>
          <table:table-cell office:value-type="string">
            <text:p>Passed</text:p>
          </table:table-cell>
          <table:table-cell table:style-name="ce81" office:value-type="string">
            <text:p>High</text:p>
          </table:table-cell>
          <table:table-cell/>
        </table:table-row>
        <table:table-row table:style-name="ro25">
          <table:table-cell office:value-type="float" office:value="9">
            <text:p>9</text:p>
          </table:table-cell>
          <table:table-cell table:style-name="ce40"/>
          <table:table-cell table:style-name="ce51" office:value-type="string">
            <text:p>Поле "найти питомца" позволяет искать по виду животного. На главной странице животные группируются по выбранному виду.</text:p>
          </table:table-cell>
          <table:table-cell table:number-columns-repeated="2" table:style-name="ce70" office:value-type="string">
            <text:p>Failed</text:p>
          </table:table-cell>
          <table:table-cell table:style-name="ce71" office:value-type="string">
            <text:p>Failed</text:p>
          </table:table-cell>
          <table:table-cell table:style-name="ce82" office:value-type="string">
            <text:p>High</text:p>
          </table:table-cell>
          <table:table-cell table:style-name="ce94" office:value-type="string">
            <text:p>BR-1</text:p>
          </table:table-cell>
        </table:table-row>
        <table:table-row table:style-name="ro25">
          <table:table-cell office:value-type="float" office:value="10">
            <text:p>10</text:p>
          </table:table-cell>
          <table:table-cell table:style-name="ce40"/>
          <table:table-cell table:style-name="ce51" office:value-type="string">
            <text:p>Поле "найти питомца" позволяет искать по кличке животного. На главной странице животные группируются по выбранной кличке.</text:p>
          </table:table-cell>
          <table:table-cell table:number-columns-repeated="2" table:style-name="ce70" office:value-type="string">
            <text:p>Failed</text:p>
          </table:table-cell>
          <table:table-cell table:style-name="ce71" office:value-type="string">
            <text:p>Failed</text:p>
          </table:table-cell>
          <table:table-cell table:style-name="ce82" office:value-type="string">
            <text:p>High</text:p>
          </table:table-cell>
          <table:table-cell table:style-name="ce94" office:value-type="string">
            <text:p>BR-2</text:p>
          </table:table-cell>
        </table:table-row>
        <table:table-row table:style-name="ro26">
          <table:table-cell office:value-type="float" office:value="11">
            <text:p>11</text:p>
          </table:table-cell>
          <table:table-cell table:style-name="ce40"/>
          <table:table-cell table:style-name="ce51" office:value-type="string">
            <text:p>Поле "найти питомца" позволяет искать по возрасту животного. На главной странице животные группируются по выбранному возрасту.</text:p>
          </table:table-cell>
          <table:table-cell table:number-columns-repeated="2" table:style-name="ce70" office:value-type="string">
            <text:p>Failed</text:p>
          </table:table-cell>
          <table:table-cell table:style-name="ce71" office:value-type="string">
            <text:p>Failed</text:p>
          </table:table-cell>
          <table:table-cell table:style-name="ce82" office:value-type="string">
            <text:p>High</text:p>
          </table:table-cell>
          <table:table-cell table:style-name="ce94" office:value-type="string">
            <text:p>BR-19</text:p>
          </table:table-cell>
        </table:table-row>
        <table:table-row table:style-name="ro26">
          <table:table-cell office:value-type="float" office:value="12">
            <text:p>12</text:p>
          </table:table-cell>
          <table:table-cell table:style-name="ce40"/>
          <table:table-cell table:style-name="ce51" office:value-type="string">
            <text:p>Поле "найти питомца" позволяет искать по породе животного. На главной странице животные группируются по породе.</text:p>
          </table:table-cell>
          <table:table-cell table:number-columns-repeated="2" table:style-name="ce70" office:value-type="string">
            <text:p>Failed</text:p>
          </table:table-cell>
          <table:table-cell table:style-name="ce71" office:value-type="string">
            <text:p>Failed</text:p>
          </table:table-cell>
          <table:table-cell table:style-name="ce82" office:value-type="string">
            <text:p>High</text:p>
          </table:table-cell>
          <table:table-cell table:style-name="ce95" office:value-type="string">
            <text:p>BR-3</text:p>
          </table:table-cell>
        </table:table-row>
        <table:table-row table:style-name="ro27">
          <table:table-cell office:value-type="float" office:value="13">
            <text:p>13</text:p>
          </table:table-cell>
          <table:table-cell/>
          <table:table-cell table:style-name="ce51" office:value-type="string">
            <text:p>Поле "найти питомца" позволяет искать по регистрационному номеру животного. На главной странице животные группируются по регистрационному номеру.</text:p>
          </table:table-cell>
          <table:table-cell table:number-columns-repeated="2" table:style-name="ce70" office:value-type="string">
            <text:p>Failed</text:p>
          </table:table-cell>
          <table:table-cell table:style-name="ce71" office:value-type="string">
            <text:p>Failed</text:p>
          </table:table-cell>
          <table:table-cell table:style-name="ce82" office:value-type="string">
            <text:p>High</text:p>
          </table:table-cell>
          <table:table-cell table:style-name="ce95" office:value-type="string">
            <text:p>BR-4</text:p>
          </table:table-cell>
        </table:table-row>
        <table:table-row table:style-name="ro28">
          <table:table-cell office:value-type="float" office:value="14">
            <text:p>14</text:p>
          </table:table-cell>
          <table:table-cell/>
          <table:table-cell table:style-name="ce51" office:value-type="string">
            <text:p>Поле "найти питомца" позволяет искать по статусу животного. На главной странице животные группируются по статусу.</text:p>
          </table:table-cell>
          <table:table-cell table:number-columns-repeated="2" table:style-name="ce70" office:value-type="string">
            <text:p>Failed</text:p>
          </table:table-cell>
          <table:table-cell table:style-name="ce71" office:value-type="string">
            <text:p>Failed</text:p>
          </table:table-cell>
          <table:table-cell table:style-name="ce82" office:value-type="string">
            <text:p>High</text:p>
          </table:table-cell>
          <table:table-cell table:style-name="ce95" office:value-type="string">
            <text:p>BR-5</text:p>
          </table:table-cell>
        </table:table-row>
        <table:table-row table:style-name="ro29">
          <table:table-cell table:style-name="ce30" office:value-type="float" office:value="15">
            <text:p>15</text:p>
          </table:table-cell>
          <table:table-cell table:style-name="ce39"/>
          <table:table-cell table:style-name="ce52" office:value-type="string">
            <text:p>Поле "найти питомца" при поиске по возрасту животного позволяет вводить отрицательные значения возраста.</text:p>
          </table:table-cell>
          <table:table-cell table:number-columns-repeated="3" table:style-name="ce71" office:value-type="string">
            <text:p>Failed</text:p>
          </table:table-cell>
          <table:table-cell table:style-name="ce83" office:value-type="string">
            <text:p>Low</text:p>
          </table:table-cell>
          <table:table-cell table:style-name="ce96" office:value-type="string">
            <text:p>BR-19</text:p>
          </table:table-cell>
        </table:table-row>
        <table:table-row table:style-name="ro25">
          <table:table-cell office:value-type="float" office:value="16">
            <text:p>16</text:p>
          </table:table-cell>
          <table:table-cell table:style-name="ce40"/>
          <table:table-cell table:style-name="ce51" office:value-type="string">
            <text:p>Поле "найти питомца". При вводе некорректных запросов возникает всплывающее оконо с подсказками.</text:p>
          </table:table-cell>
          <table:table-cell table:number-columns-repeated="2" table:style-name="ce70" office:value-type="string">
            <text:p>Failed</text:p>
          </table:table-cell>
          <table:table-cell table:style-name="ce71" office:value-type="string">
            <text:p>Failed</text:p>
          </table:table-cell>
          <table:table-cell table:style-name="ce82" office:value-type="string">
            <text:p>High</text:p>
          </table:table-cell>
          <table:table-cell table:style-name="ce94" office:value-type="string">
            <text:p>BR-6</text:p>
          </table:table-cell>
        </table:table-row>
        <table:table-row table:style-name="ro30">
          <table:table-cell office:value-type="float" office:value="17">
            <text:p>17</text:p>
          </table:table-cell>
          <table:table-cell/>
          <table:table-cell table:style-name="ce51" office:value-type="string">
            <text:p>Фотографии питомцев чёткие и не искажены.</text:p>
          </table:table-cell>
          <table:table-cell table:number-columns-repeated="2" table:style-name="ce70" office:value-type="string">
            <text:p>Failed</text:p>
          </table:table-cell>
          <table:table-cell table:style-name="ce71" office:value-type="string">
            <text:p>Failed</text:p>
          </table:table-cell>
          <table:table-cell table:style-name="ce82" office:value-type="string">
            <text:p>High</text:p>
          </table:table-cell>
          <table:table-cell table:style-name="ce97" office:value-type="string">
            <text:p>BR-24</text:p>
          </table:table-cell>
        </table:table-row>
        <table:table-row table:style-name="ro31">
          <table:table-cell table:style-name="ce31" office:value-type="float" office:value="18">
            <text:p>18</text:p>
          </table:table-cell>
          <table:table-cell/>
          <table:table-cell table:style-name="ce49" office:value-type="string">
            <text:p>В "Подвале" кнопки социальных сетей "Инстаграмм", "Фейсбук", <text:s/>"Тик-Ток", "Ютуб" содержат ссылки этих сетей и осуществляют переход в сети для распростронения информации о животных.</text:p>
          </table:table-cell>
          <table:table-cell table:number-columns-repeated="2" table:style-name="ce70" office:value-type="string">
            <text:p>Failed</text:p>
          </table:table-cell>
          <table:table-cell table:style-name="ce71" office:value-type="string">
            <text:p>Failed</text:p>
          </table:table-cell>
          <table:table-cell table:style-name="ce82" office:value-type="string">
            <text:p>High</text:p>
          </table:table-cell>
          <table:table-cell table:style-name="ce97" office:value-type="string">
            <text:p>BR-20, 21, 22, 23</text:p>
          </table:table-cell>
        </table:table-row>
        <table:table-row table:style-name="ro32">
          <table:table-cell table:style-name="ce32" office:value-type="float" office:value="19">
            <text:p>19</text:p>
          </table:table-cell>
          <table:table-cell table:style-name="ce41"/>
          <table:table-cell table:style-name="ce53" office:value-type="string">
            <text:p>Имеется дата обновления информации на сайте </text:p>
          </table:table-cell>
          <table:table-cell table:number-columns-repeated="2" table:style-name="ce70" office:value-type="string">
            <text:p>Failed</text:p>
          </table:table-cell>
          <table:table-cell table:style-name="ce71" office:value-type="string">
            <text:p>Failed</text:p>
          </table:table-cell>
          <table:table-cell table:style-name="ce84" office:value-type="string">
            <text:p>Medium</text:p>
          </table:table-cell>
          <table:table-cell table:style-name="ce97" office:value-type="string">
            <text:p>BR-25</text:p>
          </table:table-cell>
        </table:table-row>
        <table:table-row table:style-name="ro1">
          <table:table-cell table:style-name="ce26" office:value-type="string" table:number-columns-spanned="2" table:number-rows-spanned="1">
            <text:p>Cтраница "О НАС"</text:p>
          </table:table-cell>
          <table:covered-table-cell table:style-name="ce42"/>
          <table:table-cell table:style-name="ce38" office:value-type="string">
            <text:p>Проверка</text:p>
          </table:table-cell>
          <table:table-cell table:style-name="ce72"/>
          <table:table-cell table:style-name="ce77" table:number-columns-repeated="3"/>
          <table:table-cell table:style-name="ce98"/>
        </table:table-row>
        <table:table-row table:style-name="ro33">
          <table:table-cell table:style-name="ce30" office:value-type="float" office:value="20">
            <text:p>20</text:p>
          </table:table-cell>
          <table:table-cell table:style-name="ce39"/>
          <table:table-cell table:style-name="ce54" office:value-type="string">
            <text:p>При загрузке страницы нет JavaScript ошибок, код ответа 200</text:p>
          </table:table-cell>
          <table:table-cell table:number-columns-repeated="3" table:style-name="ce73" office:value-type="string">
            <text:p>Passed</text:p>
          </table:table-cell>
          <table:table-cell table:style-name="ce84" office:value-type="string">
            <text:p>Medium</text:p>
          </table:table-cell>
          <table:table-cell table:style-name="ce99"/>
        </table:table-row>
        <table:table-row table:style-name="ro25">
          <table:table-cell office:value-type="float" office:value="21">
            <text:p>21</text:p>
          </table:table-cell>
          <table:table-cell table:style-name="ce40"/>
          <table:table-cell table:style-name="ce48" office:value-type="string">
            <text:p>Проверка работы поля для ввода URL. Позитивный сценарий - выдается отчет с информацией</text:p>
          </table:table-cell>
          <table:table-cell table:number-columns-repeated="3" office:value-type="string">
            <text:p>Passed</text:p>
          </table:table-cell>
          <table:table-cell table:style-name="ce84" office:value-type="string">
            <text:p>Medium</text:p>
          </table:table-cell>
          <table:table-cell table:style-name="ce92"/>
        </table:table-row>
        <table:table-row table:style-name="ro25">
          <table:table-cell office:value-type="float" office:value="22">
            <text:p>22</text:p>
          </table:table-cell>
          <table:table-cell table:style-name="ce1"/>
          <table:table-cell table:style-name="ce48" office:value-type="string">
            <text:p>Проверка работы поля для ввода URL. Негативный сценарий - выдается сообщение об ошибке</text:p>
          </table:table-cell>
          <table:table-cell table:number-columns-repeated="3" office:value-type="string">
            <text:p>Passed</text:p>
          </table:table-cell>
          <table:table-cell table:style-name="ce84" office:value-type="string">
            <text:p>Medium</text:p>
          </table:table-cell>
          <table:table-cell table:style-name="ce92"/>
        </table:table-row>
        <table:table-row table:style-name="ro34">
          <table:table-cell office:value-type="float" office:value="23">
            <text:p>23</text:p>
          </table:table-cell>
          <table:table-cell table:style-name="ce40"/>
          <table:table-cell table:style-name="ce48" office:value-type="string">
            <text:p>Возврат на страницу после сообщения об ошибке. </text:p>
          </table:table-cell>
          <table:table-cell table:number-columns-repeated="3" office:value-type="string">
            <text:p>Passed</text:p>
          </table:table-cell>
          <table:table-cell table:style-name="ce84" office:value-type="string">
            <text:p>Medium</text:p>
          </table:table-cell>
          <table:table-cell table:style-name="ce36"/>
        </table:table-row>
        <table:table-row table:style-name="ro28">
          <table:table-cell office:value-type="float" office:value="24">
            <text:p>24</text:p>
          </table:table-cell>
          <table:table-cell/>
          <table:table-cell table:style-name="ce49" office:value-type="string">
            <text:p>При прокручивании страницы вверх и вниз навигационное меню и поле "найти питомца" остаются <text:s/>закреплёнными на свих местах.</text:p>
          </table:table-cell>
          <table:table-cell table:number-columns-repeated="3" office:value-type="string">
            <text:p>Passed</text:p>
          </table:table-cell>
          <table:table-cell table:style-name="ce84" office:value-type="string">
            <text:p>Medium</text:p>
          </table:table-cell>
          <table:table-cell/>
        </table:table-row>
        <table:table-row table:style-name="ro25">
          <table:table-cell table:style-name="ce32" office:value-type="float" office:value="25">
            <text:p>25</text:p>
          </table:table-cell>
          <table:table-cell table:style-name="ce41"/>
          <table:table-cell table:style-name="ce53" office:value-type="string">
            <text:p>Информация о дате образования организации, учредителях, благотворителях т.п. Информация о создании сайта.</text:p>
          </table:table-cell>
          <table:table-cell table:number-columns-repeated="3" table:style-name="ce71" office:value-type="string">
            <text:p>Failed</text:p>
          </table:table-cell>
          <table:table-cell table:style-name="ce84" office:value-type="string">
            <text:p>Medium</text:p>
          </table:table-cell>
          <table:table-cell table:style-name="ce100" office:value-type="string">
            <text:p>BR-26</text:p>
          </table:table-cell>
        </table:table-row>
        <table:table-row table:style-name="ro15">
          <table:table-cell table:style-name="ce26" office:value-type="string" table:number-columns-spanned="2" table:number-rows-spanned="1">
            <text:p>Cтраница "ПИТОМЦЫ"</text:p>
          </table:table-cell>
          <table:covered-table-cell table:style-name="ce42"/>
          <table:table-cell table:style-name="ce38" office:value-type="string">
            <text:p>Проверка</text:p>
          </table:table-cell>
          <table:table-cell table:style-name="ce72"/>
          <table:table-cell table:style-name="ce78" table:number-columns-repeated="3"/>
          <table:table-cell table:style-name="ce98"/>
        </table:table-row>
        <table:table-row table:style-name="ro23">
          <table:table-cell office:value-type="float" office:value="26">
            <text:p>26</text:p>
          </table:table-cell>
          <table:table-cell table:style-name="ce40"/>
          <table:table-cell table:style-name="ce55" office:value-type="string">
            <text:p>При загрузке страницы нет JavaScript ошибок, код ответа 200</text:p>
          </table:table-cell>
          <table:table-cell table:number-columns-repeated="3" table:style-name="ce73" office:value-type="string">
            <text:p>Passed</text:p>
          </table:table-cell>
          <table:table-cell table:style-name="ce85" office:value-type="string">
            <text:p>High</text:p>
          </table:table-cell>
          <table:table-cell table:style-name="ce101"/>
        </table:table-row>
        <table:table-row table:style-name="ro35">
          <table:table-cell office:value-type="float" office:value="27">
            <text:p>27</text:p>
          </table:table-cell>
          <table:table-cell/>
          <table:table-cell table:style-name="ce48" office:value-type="string">
            <text:p>Проверка работы поля для ввода URL. Позитивный сценарий - выдается отчет с информацией</text:p>
          </table:table-cell>
          <table:table-cell table:number-columns-repeated="3" office:value-type="string">
            <text:p>Passed</text:p>
          </table:table-cell>
          <table:table-cell table:style-name="ce81" office:value-type="string">
            <text:p>High</text:p>
          </table:table-cell>
          <table:table-cell table:style-name="ce92"/>
        </table:table-row>
        <table:table-row table:style-name="ro29">
          <table:table-cell office:value-type="float" office:value="28">
            <text:p>28</text:p>
          </table:table-cell>
          <table:table-cell/>
          <table:table-cell table:style-name="ce48" office:value-type="string">
            <text:p>Проверка работы поля для ввода не корректного URL. Негативный сценарий - выдается сообщение об ошибке</text:p>
          </table:table-cell>
          <table:table-cell table:number-columns-repeated="3" office:value-type="string">
            <text:p>Passed</text:p>
          </table:table-cell>
          <table:table-cell table:style-name="ce81" office:value-type="string">
            <text:p>High</text:p>
          </table:table-cell>
          <table:table-cell table:style-name="ce92"/>
        </table:table-row>
        <table:table-row table:style-name="ro36">
          <table:table-cell office:value-type="float" office:value="29">
            <text:p>29</text:p>
          </table:table-cell>
          <table:table-cell/>
          <table:table-cell table:style-name="ce48" office:value-type="string">
            <text:p>Возврат на страницу после сообщения об ошибке .</text:p>
          </table:table-cell>
          <table:table-cell table:number-columns-repeated="3" office:value-type="string">
            <text:p>Passed</text:p>
          </table:table-cell>
          <table:table-cell table:style-name="ce81" office:value-type="string">
            <text:p>High</text:p>
          </table:table-cell>
          <table:table-cell table:style-name="ce36"/>
        </table:table-row>
        <table:table-row table:style-name="ro29">
          <table:table-cell office:value-type="float" office:value="30">
            <text:p>30</text:p>
          </table:table-cell>
          <table:table-cell/>
          <table:table-cell table:style-name="ce56" office:value-type="string">
            <text:p>При прокручивании страницы вверх и вниз навигационное меню и поле "найти питомца" остаются <text:s/>закреплёнными на своих местах.</text:p>
          </table:table-cell>
          <table:table-cell table:number-columns-repeated="3" table:style-name="ce69" office:value-type="string">
            <text:p>Passed</text:p>
          </table:table-cell>
          <table:table-cell table:style-name="ce86" office:value-type="string">
            <text:p>High</text:p>
          </table:table-cell>
          <table:table-cell table:style-name="ce102"/>
        </table:table-row>
        <table:table-row table:style-name="ro37">
          <table:table-cell office:value-type="float" office:value="31">
            <text:p>31</text:p>
          </table:table-cell>
          <table:table-cell/>
          <table:table-cell office:value-type="string">
            <text:p>Кнопка "Питомцы без дома" работает, происходит формирование списка питомцев без дома. При загрузке страницы нет JavaScript ошибок, код ответа 200.</text:p>
          </table:table-cell>
          <table:table-cell table:number-columns-repeated="3" table:style-name="ce69" office:value-type="string">
            <text:p>Passed</text:p>
          </table:table-cell>
          <table:table-cell table:style-name="ce81" office:value-type="string">
            <text:p>High</text:p>
          </table:table-cell>
          <table:table-cell table:style-name="ce97"/>
        </table:table-row>
        <table:table-row table:style-name="ro38">
          <table:table-cell office:value-type="float" office:value="32">
            <text:p>32</text:p>
          </table:table-cell>
          <table:table-cell/>
          <table:table-cell table:style-name="ce58" office:value-type="string">
            <text:p>Кнопка "Счастливчики" работает, происходит формирование списка питомцев, которых забирают домой. При загрузке страницы нет JavaScript ошибок, код ответа 200.</text:p>
          </table:table-cell>
          <table:table-cell table:number-columns-repeated="2" table:style-name="ce70" office:value-type="string">
            <text:p>Failed</text:p>
          </table:table-cell>
          <table:table-cell table:style-name="ce71" office:value-type="string">
            <text:p>Failed</text:p>
          </table:table-cell>
          <table:table-cell table:style-name="ce87" office:value-type="string">
            <text:p>High</text:p>
          </table:table-cell>
          <table:table-cell table:style-name="ce100" office:value-type="string">
            <text:p>BR-27</text:p>
          </table:table-cell>
        </table:table-row>
        <table:table-row table:style-name="ro22">
          <table:table-cell office:value-type="float" office:value="33">
            <text:p>33</text:p>
          </table:table-cell>
          <table:table-cell/>
          <table:table-cell office:value-type="string">
            <text:p>Поле "Вид животного" дает выбор в выпадающем списке и формирует список питомцев. <text:s/>При загрузке страницы нет JavaScript ошибок, код ответа 200.</text:p>
          </table:table-cell>
          <table:table-cell table:number-columns-repeated="3" table:style-name="ce71" office:value-type="string">
            <text:p>Failed</text:p>
          </table:table-cell>
          <table:table-cell table:style-name="ce85" office:value-type="string">
            <text:p>High</text:p>
          </table:table-cell>
          <table:table-cell table:style-name="ce97"/>
        </table:table-row>
        <table:table-row table:style-name="ro36">
          <table:table-cell office:value-type="float" office:value="34">
            <text:p>34</text:p>
          </table:table-cell>
          <table:table-cell/>
          <table:table-cell office:value-type="string">
            <text:p>Список виды животного содержит: собака, кошка, попугай, обезьяна, слон. <text:s text:c="2"/></text:p>
          </table:table-cell>
          <table:table-cell table:number-columns-repeated="2" table:style-name="ce70" office:value-type="string">
            <text:p>Failed</text:p>
          </table:table-cell>
          <table:table-cell table:style-name="ce71" office:value-type="string">
            <text:p>Failed</text:p>
          </table:table-cell>
          <table:table-cell office:value-type="string">
            <text:p>High</text:p>
          </table:table-cell>
          <table:table-cell table:style-name="ce97" office:value-type="string">
            <text:p>BR-10,11,12,13</text:p>
          </table:table-cell>
        </table:table-row>
        <table:table-row table:style-name="ro39">
          <table:table-cell office:value-type="float" office:value="35">
            <text:p>35</text:p>
          </table:table-cell>
          <table:table-cell/>
          <table:table-cell office:value-type="string">
            <text:p>Поле "Порода" дает выбор в выпадающем списке и формирует список питомцев. При загрузке страницы нет JavaScript ошибок, код ответа 200. <text:s/></text:p>
          </table:table-cell>
          <table:table-cell table:number-columns-repeated="3" office:value-type="string">
            <text:p>Passed</text:p>
          </table:table-cell>
          <table:table-cell office:value-type="string">
            <text:p>High</text:p>
          </table:table-cell>
          <table:table-cell table:style-name="ce29"/>
        </table:table-row>
        <table:table-row table:style-name="ro39">
          <table:table-cell office:value-type="float" office:value="36">
            <text:p>36</text:p>
          </table:table-cell>
          <table:table-cell/>
          <table:table-cell office:value-type="string">
            <text:p>Список пород содержит: питбуль, немецкая овчарка, индийский, сибирская кошка, корелла. <text:s text:c="2"/></text:p>
          </table:table-cell>
          <table:table-cell table:number-columns-repeated="2" table:style-name="ce70" office:value-type="string">
            <text:p>Failed</text:p>
          </table:table-cell>
          <table:table-cell table:style-name="ce71" office:value-type="string">
            <text:p>Failed</text:p>
          </table:table-cell>
          <table:table-cell office:value-type="string">
            <text:p>High</text:p>
          </table:table-cell>
          <table:table-cell table:style-name="ce97" office:value-type="string">
            <text:p>BR-14,15,16,17</text:p>
          </table:table-cell>
        </table:table-row>
        <table:table-row table:style-name="ro40">
          <table:table-cell office:value-type="float" office:value="37">
            <text:p>37</text:p>
          </table:table-cell>
          <table:table-cell/>
          <table:table-cell office:value-type="string">
            <text:p>Поле "Пол" дает выбор в выпадающем списке и формирует список питомцев. При загрузке страницы нет JavaScript ошибок, код ответа 200. <text:s/></text:p>
          </table:table-cell>
          <table:table-cell table:number-columns-repeated="3" office:value-type="string">
            <text:p>Passed</text:p>
          </table:table-cell>
          <table:table-cell office:value-type="string">
            <text:p>High</text:p>
          </table:table-cell>
          <table:table-cell table:style-name="ce29"/>
        </table:table-row>
        <table:table-row table:style-name="ro26">
          <table:table-cell office:value-type="float" office:value="38">
            <text:p>38</text:p>
          </table:table-cell>
          <table:table-cell/>
          <table:table-cell office:value-type="string">
            <text:p>Список поля "Пол"содержит: девочка, мальчик.</text:p>
          </table:table-cell>
          <table:table-cell table:number-columns-repeated="2" table:style-name="ce70" office:value-type="string">
            <text:p>Failed</text:p>
          </table:table-cell>
          <table:table-cell table:style-name="ce71" office:value-type="string">
            <text:p>Failed</text:p>
          </table:table-cell>
          <table:table-cell office:value-type="string">
            <text:p>High</text:p>
          </table:table-cell>
          <table:table-cell table:style-name="ce97" office:value-type="string">
            <text:p>BR-18</text:p>
          </table:table-cell>
        </table:table-row>
        <table:table-row table:style-name="ro41">
          <table:table-cell office:value-type="float" office:value="39">
            <text:p>39</text:p>
          </table:table-cell>
          <table:table-cell/>
          <table:table-cell office:value-type="string">
            <text:p>Поле "Возраст" дает возможность ввести цифры возраста и формирует список питомцев. При загрузке страницы нет JavaScript ошибок, код ответа 200. <text:s text:c="4"/></text:p>
          </table:table-cell>
          <table:table-cell table:number-columns-repeated="3" office:value-type="string">
            <text:p>Passed</text:p>
          </table:table-cell>
          <table:table-cell office:value-type="string">
            <text:p>High</text:p>
          </table:table-cell>
          <table:table-cell table:style-name="ce29"/>
        </table:table-row>
        <table:table-row table:style-name="ro42">
          <table:table-cell office:value-type="float" office:value="40">
            <text:p>40</text:p>
          </table:table-cell>
          <table:table-cell/>
          <table:table-cell table:style-name="ce59" office:value-type="string">
            <text:p>Поле "Возраст" дает возможность ввести цифры возраста диапазон от 0 до 100. <text:s text:c="4"/></text:p>
          </table:table-cell>
          <table:table-cell table:number-columns-repeated="2" table:style-name="ce70" office:value-type="string">
            <text:p>Failed</text:p>
          </table:table-cell>
          <table:table-cell table:style-name="ce71" office:value-type="string">
            <text:p>Failed</text:p>
          </table:table-cell>
          <table:table-cell table:style-name="ce87" office:value-type="string">
            <text:p>Medium</text:p>
          </table:table-cell>
          <table:table-cell table:style-name="ce97" office:value-type="string">
            <text:p>BR-19</text:p>
          </table:table-cell>
        </table:table-row>
        <table:table-row table:style-name="ro37">
          <table:table-cell office:value-type="float" office:value="41">
            <text:p>41</text:p>
          </table:table-cell>
          <table:table-cell/>
          <table:table-cell table:style-name="ce60" office:value-type="string">
            <text:p>Применив технику <text:span text:style-name="T11">pairwise,</text:span><text:span text:style-name="T12">кликаем на кнопку </text:span><text:span text:style-name="T11">Generate pairwise</text:span><text:span text:style-name="T12"> и получаем таблицу </text:span><text:span text:style-name="T12">со значениями параметров: вид животного, порода, пол, возраст. (13 комбинаций)</text:span></text:p>
          </table:table-cell>
          <table:table-cell table:number-columns-repeated="3"/>
          <table:table-cell table:style-name="ce29"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  <table:table-cell table:style-name="ce61" office:value-type="string">
            <text:p>Кошка/ Сибирская кошка/ Мальчик/ 0</text:p>
          </table:table-cell>
          <table:table-cell table:number-columns-repeated="3" office:value-type="string">
            <text:p>Passed</text:p>
          </table:table-cell>
          <table:table-cell office:value-type="string">
            <text:p>High</text:p>
          </table:table-cell>
          <table:table-cell table:style-name="ce29"/>
        </table:table-row>
        <table:table-row table:style-name="ro1">
          <table:table-cell office:value-type="float" office:value="43">
            <text:p>43</text:p>
          </table:table-cell>
          <table:table-cell/>
          <table:table-cell table:style-name="ce61" office:value-type="string">
            <text:p>Собака/ Немецкая овчарка/ Free/ Free</text:p>
          </table:table-cell>
          <table:table-cell table:number-columns-repeated="3" office:value-type="string">
            <text:p>Passed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  <table:table-cell table:style-name="ce61" office:value-type="string">
            <text:p>Собака/ Питбуль/ Мальчик/ 0</text:p>
          </table:table-cell>
          <table:table-cell table:number-columns-repeated="3" office:value-type="string">
            <text:p>Passed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  <table:table-cell table:style-name="ce61" office:value-type="string">
            <text:p>Собака/ Free/ Free/ 0</text:p>
          </table:table-cell>
          <table:table-cell table:number-columns-repeated="3" office:value-type="string">
            <text:p>Passed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  <table:table-cell table:style-name="ce61" office:value-type="string">
            <text:p>Попугай/ Корелла/ Free/ 1</text:p>
          </table:table-cell>
          <table:table-cell table:number-columns-repeated="3" office:value-type="string">
            <text:p>Passed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  <table:table-cell table:style-name="ce61" office:value-type="string">
            <text:p>Обезьянка/ Free/ Девочка/ 0 </text:p>
          </table:table-cell>
          <table:table-cell table:number-columns-repeated="3" office:value-type="string">
            <text:p>Passed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  <table:table-cell table:style-name="ce61" office:value-type="string">
            <text:p>Слон/ Индийский/ Мальчик/ 1</text:p>
          </table:table-cell>
          <table:table-cell table:number-columns-repeated="3" office:value-type="string">
            <text:p>Passed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  <table:table-cell table:style-name="ce61" office:value-type="string">
            <text:p>Free/ Индийский/ Девочка/ Free</text:p>
          </table:table-cell>
          <table:table-cell table:number-columns-repeated="3" office:value-type="string">
            <text:p>Passed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  <table:table-cell table:style-name="ce61" office:value-type="string">
            <text:p>Free/ Сибирская кошка/ Free/ 0</text:p>
          </table:table-cell>
          <table:table-cell table:number-columns-repeated="3" office:value-type="string">
            <text:p>Passed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/>
          <table:table-cell table:style-name="ce61" office:value-type="string">
            <text:p>Free/ Немецкая овчарка/ Мальчик/ 1</text:p>
          </table:table-cell>
          <table:table-cell table:number-columns-repeated="3" office:value-type="string">
            <text:p>Passed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/>
          <table:table-cell table:style-name="ce61" office:value-type="string">
            <text:p>Free/ Питбуль/ Девочка/ 0</text:p>
          </table:table-cell>
          <table:table-cell table:number-columns-repeated="3" office:value-type="string">
            <text:p>Passed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/>
          <table:table-cell table:style-name="ce61" office:value-type="string">
            <text:p>Free/ Корелла/ Free/ 1</text:p>
          </table:table-cell>
          <table:table-cell table:number-columns-repeated="3" office:value-type="string">
            <text:p>Passed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/>
          <table:table-cell table:style-name="ce61" office:value-type="string">
            <text:p>Free/ Free/ Мальчик/ 2</text:p>
          </table:table-cell>
          <table:table-cell table:number-columns-repeated="3" office:value-type="string">
            <text:p>Passed</text:p>
          </table:table-cell>
          <table:table-cell office:value-type="string">
            <text:p>High</text:p>
          </table:table-cell>
          <table:table-cell/>
        </table:table-row>
        <table:table-row table:style-name="ro43">
          <table:table-cell office:value-type="float" office:value="55">
            <text:p>55</text:p>
          </table:table-cell>
          <table:table-cell/>
          <table:table-cell office:value-type="string">
            <text:p>Кнопка "Сброс" очищает введенные данные и возвращает список всех питомцев</text:p>
          </table:table-cell>
          <table:table-cell table:number-columns-repeated="3" office:value-type="string">
            <text:p>Passed</text:p>
          </table:table-cell>
          <table:table-cell office:value-type="string">
            <text:p>High</text:p>
          </table:table-cell>
          <table:table-cell/>
        </table:table-row>
        <table:table-row table:style-name="ro29">
          <table:table-cell office:value-type="float" office:value="56">
            <text:p>56</text:p>
          </table:table-cell>
          <table:table-cell/>
          <table:table-cell office:value-type="string">
            <text:p>Внизу страницы по стрелкам осуществляется переход на следующую страницу списка животных.</text:p>
          </table:table-cell>
          <table:table-cell table:number-columns-repeated="2" table:style-name="ce70" office:value-type="string">
            <text:p>Failed</text:p>
          </table:table-cell>
          <table:table-cell table:style-name="ce71" office:value-type="string">
            <text:p>Failed</text:p>
          </table:table-cell>
          <table:table-cell office:value-type="string">
            <text:p>High</text:p>
          </table:table-cell>
          <table:table-cell table:style-name="ce103" office:value-type="string">
            <text:p>BR-28</text:p>
          </table:table-cell>
        </table:table-row>
        <table:table-row table:style-name="ro44">
          <table:table-cell office:value-type="float" office:value="57">
            <text:p>57</text:p>
          </table:table-cell>
          <table:table-cell/>
          <table:table-cell office:value-type="string">
            <text:p>Поле "Сортировать по" дает выбор в выпадающем списке и формирует список питомцев. <text:s/>При загрузке страницы нет JavaScript ошибок, код ответа 200. <text:s text:c="4"/></text:p>
          </table:table-cell>
          <table:table-cell table:number-columns-repeated="3" office:value-type="string">
            <text:p>Passed</text:p>
          </table:table-cell>
          <table:table-cell office:value-type="string">
            <text:p>High</text:p>
          </table:table-cell>
          <table:table-cell/>
        </table:table-row>
        <table:table-row table:style-name="ro20">
          <table:table-cell office:value-type="float" office:value="58">
            <text:p>58</text:p>
          </table:table-cell>
          <table:table-cell/>
          <table:table-cell office:value-type="string">
            <text:p>Кликнув на фото животного, переходим в карточку животного.При загрузке страницы нет JavaScript ошибок, код ответа 200.</text:p>
          </table:table-cell>
          <table:table-cell table:number-columns-repeated="3" table:style-name="ce73" office:value-type="string">
            <text:p>Passed</text:p>
          </table:table-cell>
          <table:table-cell table:style-name="ce85" office:value-type="string">
            <text:p>High</text:p>
          </table:table-cell>
          <table:table-cell/>
        </table:table-row>
        <table:table-row table:style-name="ro45">
          <table:table-cell office:value-type="float" office:value="59">
            <text:p>59</text:p>
          </table:table-cell>
          <table:table-cell/>
          <table:table-cell office:value-type="string">
            <text:p>Карточка животного содержит информацию: имя, вид животного, пол, порода, возраст, регистрационный документ,статус и иконку "пиютить", по которой происходит переход в карточку для заполнения данных будущего хозяина.</text:p>
          </table:table-cell>
          <table:table-cell table:number-columns-repeated="3" table:style-name="ce73" office:value-type="string">
            <text:p>Passed</text:p>
          </table:table-cell>
          <table:table-cell table:style-name="ce85" office:value-type="string">
            <text:p>High</text:p>
          </table:table-cell>
          <table:table-cell table:style-name="ce99"/>
        </table:table-row>
        <table:table-row table:style-name="ro27">
          <table:table-cell office:value-type="float" office:value="60">
            <text:p>60</text:p>
          </table:table-cell>
          <table:table-cell/>
          <table:table-cell office:value-type="string">
            <text:p>Кликнув иконку "приютить" в карточке животного, переходим в карточку для заполнения данных будущего хозяина.При загрузке страницы нет JavaScript ошибок, код ответа 200.</text:p>
          </table:table-cell>
          <table:table-cell table:number-columns-repeated="3" table:style-name="ce73" office:value-type="string">
            <text:p>Passed</text:p>
          </table:table-cell>
          <table:table-cell table:style-name="ce85" office:value-type="string">
            <text:p>High</text:p>
          </table:table-cell>
          <table:table-cell table:style-name="ce99"/>
        </table:table-row>
        <table:table-row table:style-name="ro46">
          <table:table-cell office:value-type="float" office:value="61">
            <text:p>61</text:p>
          </table:table-cell>
          <table:table-cell/>
          <table:table-cell office:value-type="string">
            <text:p>Кликнув иконку "без дома" возле фото животного, переходим в карточку для заполнения данных будущего хозяина. При загрузке страницы нет JavaScript ошибок, код ответа 200.</text:p>
          </table:table-cell>
          <table:table-cell table:number-columns-repeated="3" table:style-name="ce73" office:value-type="string">
            <text:p>Passed</text:p>
          </table:table-cell>
          <table:table-cell table:style-name="ce85" office:value-type="string">
            <text:p>High</text:p>
          </table:table-cell>
          <table:table-cell table:style-name="ce99"/>
        </table:table-row>
        <table:table-row table:style-name="ro47">
          <table:table-cell office:value-type="float" office:value="62">
            <text:p>62</text:p>
          </table:table-cell>
          <table:table-cell/>
          <table:table-cell office:value-type="string">
            <text:p>Карточка будущего хозяина имеет названия обязательных полей для заполнения: Фамилия, имя отчество, номер телефона, адрес электронной почты, комментарий.</text:p>
          </table:table-cell>
          <table:table-cell table:number-columns-repeated="3" table:style-name="ce73" office:value-type="string">
            <text:p>Passed</text:p>
          </table:table-cell>
          <table:table-cell office:value-type="string">
            <text:p>High</text:p>
          </table:table-cell>
          <table:table-cell table:style-name="ce97"/>
        </table:table-row>
        <table:table-row table:style-name="ro17">
          <table:table-cell table:number-columns-repeated="3"/>
          <table:table-cell table:style-name="ce74" table:number-columns-repeated="3"/>
          <table:table-cell table:number-columns-repeated="2"/>
        </table:table-row>
        <table:table-row table:style-name="ro15">
          <table:table-cell table:style-name="ce26" office:value-type="string" table:number-columns-spanned="2" table:number-rows-spanned="1">
            <text:p>Cтраница "КОНТАКТЫ"</text:p>
          </table:table-cell>
          <table:covered-table-cell table:style-name="ce42"/>
          <table:table-cell table:style-name="ce62" office:value-type="string">
            <text:p>Проверка</text:p>
          </table:table-cell>
          <table:table-cell table:style-name="ce75"/>
          <table:table-cell table:style-name="ce79" table:number-columns-repeated="3"/>
          <table:table-cell table:style-name="ce104"/>
        </table:table-row>
        <table:table-row table:style-name="ro28">
          <table:table-cell table:style-name="ce33" office:value-type="float" office:value="63">
            <text:p>63</text:p>
          </table:table-cell>
          <table:table-cell table:style-name="ce43"/>
          <table:table-cell table:style-name="ce63" office:value-type="string">
            <text:p>При загрузке страницы нет JavaScript ошибок, код ответа 200</text:p>
          </table:table-cell>
          <table:table-cell table:number-columns-repeated="3" table:style-name="ce73" office:value-type="string">
            <text:p>Passed</text:p>
          </table:table-cell>
          <table:table-cell table:style-name="ce85" office:value-type="string">
            <text:p>High</text:p>
          </table:table-cell>
          <table:table-cell table:style-name="ce99"/>
        </table:table-row>
        <table:table-row table:style-name="ro28">
          <table:table-cell table:style-name="ce34" office:value-type="float" office:value="64">
            <text:p>64</text:p>
          </table:table-cell>
          <table:table-cell table:style-name="ce44"/>
          <table:table-cell table:style-name="ce48" office:value-type="string">
            <text:p>Проверка работы поля для ввода URL. Позитивный сценарий - выдается отчет с информацией</text:p>
          </table:table-cell>
          <table:table-cell table:number-columns-repeated="3" office:value-type="string">
            <text:p>Passed</text:p>
          </table:table-cell>
          <table:table-cell table:style-name="ce81" office:value-type="string">
            <text:p>High</text:p>
          </table:table-cell>
          <table:table-cell table:style-name="ce92"/>
        </table:table-row>
        <table:table-row table:style-name="ro35">
          <table:table-cell table:style-name="ce34" office:value-type="float" office:value="65">
            <text:p>65</text:p>
          </table:table-cell>
          <table:table-cell table:style-name="ce44"/>
          <table:table-cell table:style-name="ce48" office:value-type="string">
            <text:p>Проверка работы поля для ввода URL. Негативный сценарий - выдается сообщение об ошибке</text:p>
          </table:table-cell>
          <table:table-cell table:number-columns-repeated="3" office:value-type="string">
            <text:p>Passed</text:p>
          </table:table-cell>
          <table:table-cell table:style-name="ce81" office:value-type="string">
            <text:p>High</text:p>
          </table:table-cell>
          <table:table-cell table:style-name="ce92"/>
        </table:table-row>
        <table:table-row table:style-name="ro48">
          <table:table-cell table:style-name="ce34" office:value-type="float" office:value="66">
            <text:p>66</text:p>
          </table:table-cell>
          <table:table-cell table:style-name="ce44"/>
          <table:table-cell table:style-name="ce48" office:value-type="string">
            <text:p>Возврат на страницу после сообщения об ошибке </text:p>
          </table:table-cell>
          <table:table-cell table:number-columns-repeated="3" office:value-type="string">
            <text:p>Passed</text:p>
          </table:table-cell>
          <table:table-cell table:style-name="ce81" office:value-type="string">
            <text:p>High</text:p>
          </table:table-cell>
          <table:table-cell table:style-name="ce36"/>
        </table:table-row>
        <table:table-row table:style-name="ro19">
          <table:table-cell table:style-name="ce34" office:value-type="float" office:value="67">
            <text:p>67</text:p>
          </table:table-cell>
          <table:table-cell table:style-name="ce44"/>
          <table:table-cell table:style-name="ce56" office:value-type="string">
            <text:p>При прокручивании страницы вверх и вниз навигационное меню и поле "найти питомца" остаются <text:s/>закреплёнными на свих местах.</text:p>
          </table:table-cell>
          <table:table-cell table:number-columns-repeated="3" table:style-name="ce69" office:value-type="string">
            <text:p>Passed</text:p>
          </table:table-cell>
          <table:table-cell table:style-name="ce86" office:value-type="string">
            <text:p>High</text:p>
          </table:table-cell>
          <table:table-cell table:style-name="ce102"/>
        </table:table-row>
        <table:table-row table:style-name="ro49">
          <table:table-cell table:style-name="ce34" office:value-type="float" office:value="68">
            <text:p>68</text:p>
          </table:table-cell>
          <table:table-cell table:style-name="ce45"/>
          <table:table-cell table:style-name="ce56" office:value-type="string">
            <text:p>Имеется юридический, фактический, почтовый адрес.</text:p>
          </table:table-cell>
          <table:table-cell table:number-columns-repeated="3" table:style-name="ce70" office:value-type="string">
            <text:p>Failed</text:p>
          </table:table-cell>
          <table:table-cell table:style-name="ce84" office:value-type="string">
            <text:p>Low</text:p>
          </table:table-cell>
          <table:table-cell table:style-name="ce97" office:value-type="string">
            <text:p>BR-29</text:p>
          </table:table-cell>
        </table:table-row>
        <table:table-row table:style-name="ro30">
          <table:table-cell table:style-name="ce34" office:value-type="float" office:value="69">
            <text:p>69</text:p>
          </table:table-cell>
          <table:table-cell table:style-name="ce45"/>
          <table:table-cell table:style-name="ce56" office:value-type="string">
            <text:p>Имеется ИНН, КПП для проверки информации об организации. </text:p>
          </table:table-cell>
          <table:table-cell table:number-columns-repeated="3" table:style-name="ce70" office:value-type="string">
            <text:p>Failed</text:p>
          </table:table-cell>
          <table:table-cell table:style-name="ce84" office:value-type="string">
            <text:p>Low</text:p>
          </table:table-cell>
          <table:table-cell table:style-name="ce97" office:value-type="string">
            <text:p>BR-30</text:p>
          </table:table-cell>
        </table:table-row>
        <table:table-row table:style-name="ro2">
          <table:table-cell table:style-name="ce34" office:value-type="float" office:value="70">
            <text:p>70</text:p>
          </table:table-cell>
          <table:table-cell table:style-name="ce45"/>
          <table:table-cell table:style-name="ce64" office:value-type="string">
            <text:p>Имеются банковские реквизиты для перечисления благотворительных взносов на содержание питомцев.</text:p>
          </table:table-cell>
          <table:table-cell table:number-columns-repeated="3" table:style-name="ce70" office:value-type="string">
            <text:p>Failed</text:p>
          </table:table-cell>
          <table:table-cell table:style-name="ce84" office:value-type="string">
            <text:p>Low</text:p>
          </table:table-cell>
          <table:table-cell table:style-name="ce97" office:value-type="string">
            <text:p>BR-31</text:p>
          </table:table-cell>
        </table:table-row>
      </table:table>
      <table:table table:name="Баги" table:style-name="ta1" table:print="false">
        <table:table-column table:style-name="co7" table:default-cell-style-name="ce5"/>
        <table:table-column table:style-name="co13" table:default-cell-style-name="ce5"/>
        <table:table-column table:style-name="co7" table:default-cell-style-name="ce109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5"/>
        <table:table-row table:style-name="ro1">
          <table:table-cell table:style-name="ce25"/>
          <table:table-cell table:style-name="ce106" office:value-type="string" table:number-columns-spanned="3" table:number-rows-spanned="1">
            <text:p><text:span text:style-name="T6"><text:a xlink:href="https://www.loom.com/">Функциональное тестирование сайта http://130.193.37.179</text:a></text:span></text:p>
          </table:table-cell>
          <table:covered-table-cell table:number-columns-repeated="2" table:style-name="ce108"/>
          <table:table-cell table:style-name="Default" table:number-columns-repeated="6"/>
        </table:table-row>
        <table:table-row table:style-name="ro1">
          <table:table-cell table:style-name="ce25"/>
          <table:table-cell table:style-name="ce36" office:value-type="string" table:number-columns-spanned="2" table:number-rows-spanned="1">
            <text:p>Чек-лист №1</text:p>
          </table:table-cell>
          <table:covered-table-cell table:style-name="ce36"/>
          <table:table-cell table:style-name="ce36"/>
          <table:table-cell table:style-name="Default" table:number-columns-repeated="6"/>
        </table:table-row>
        <table:table-row table:style-name="ro16">
          <table:table-cell table:style-name="ce25"/>
          <table:table-cell table:style-name="ce36" office:value-type="string" table:number-columns-spanned="2" table:number-rows-spanned="1">
            <text:p>Исполнитель</text:p>
          </table:table-cell>
          <table:covered-table-cell table:style-name="ce36"/>
          <table:table-cell table:style-name="ce36" office:value-type="string">
            <text:p>Манакова Марина QAP-58</text:p>
          </table:table-cell>
          <table:table-cell table:style-name="Default" table:number-columns-repeated="6"/>
        </table:table-row>
        <table:table-row table:style-name="ro3">
          <table:table-cell table:style-name="ce25"/>
          <table:table-cell table:style-name="ce36" office:value-type="string" table:number-columns-spanned="2" table:number-rows-spanned="1">
            <text:p>Окружение</text:p>
          </table:table-cell>
          <table:covered-table-cell table:style-name="ce36"/>
          <table:table-cell table:style-name="ce36" office:value-type="string">
            <text:p>Windows 10 Microsoft Домашняя 10.0.19042</text:p>
          </table:table-cell>
          <table:table-cell table:style-name="Default" table:number-columns-repeated="6"/>
        </table:table-row>
        <table:table-row table:style-name="ro50">
          <table:table-cell table:style-name="Default" table:number-columns-repeated="10"/>
        </table:table-row>
        <table:table-row table:style-name="ro3">
          <table:table-cell table:style-name="ce25"/>
          <table:table-cell table:style-name="ce36" table:number-columns-spanned="2" table:number-rows-spanned="1"/>
          <table:covered-table-cell table:style-name="ce36"/>
          <table:table-cell table:style-name="ce36"/>
          <table:table-cell table:style-name="ce112" table:number-columns-repeated="2"/>
          <table:table-cell table:style-name="ce66" office:value-type="string">
            <text:p>Google Chrome Версия 95.0.4638.54 (64 бит)</text:p>
          </table:table-cell>
          <table:table-cell table:style-name="ce76" office:value-type="string">
            <text:p>Opera Версия:81.0.4196.60</text:p>
          </table:table-cell>
          <table:table-cell table:style-name="ce76" office:value-type="string">
            <text:p>Яндекс.Браузер Версия 21.11.2.773 (64-bit)</text:p>
          </table:table-cell>
          <table:table-cell table:style-name="ce112"/>
        </table:table-row>
        <table:table-row table:style-name="ro50">
          <table:table-cell table:style-name="ce105" office:value-type="string">
            <text:p>Number</text:p>
          </table:table-cell>
          <table:table-cell table:style-name="ce105" office:value-type="string">
            <text:p>Title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Preconditions</text:p>
          </table:table-cell>
          <table:table-cell table:style-name="ce105" office:value-type="string">
            <text:p>Steps</text:p>
          </table:table-cell>
          <table:table-cell table:style-name="ce105" office:value-type="string">
            <text:p>Result</text:p>
          </table:table-cell>
          <table:table-cell table:number-columns-repeated="3" table:style-name="ce105" office:value-type="string">
            <text:p>Fact Result</text:p>
          </table:table-cell>
          <table:table-cell table:style-name="ce105" office:value-type="string">
            <text:p>Comment</text:p>
          </table:table-cell>
        </table:table-row>
        <table:table-row table:style-name="ro51">
          <table:table-cell office:value-type="string">
            <text:p>BR-1</text:p>
          </table:table-cell>
          <table:table-cell table:style-name="ce3" office:value-type="string">
            <text:p>Поле "найти питомца" позволяет искать по виду животного. На главной странице животные группируются по выбранному виду.</text:p>
          </table:table-cell>
          <table:table-cell office:value-type="string">
            <text:p>Medium</text:p>
          </table:table-cell>
          <table:table-cell office:value-type="string">
            <text:p>В браузере открыта главная страница (http://130.193.37.179/app/pets).</text:p>
          </table:table-cell>
          <table:table-cell table:style-name="ce113" office:value-type="string">
            <text:p>1. В поле поиска "найти питомца", расположенном в правом углу шапки сайта, ввести тестовые данные(вид животного): "кот".</text:p>
            <text:p>2. Нажать клавишу "Enter" на клавиатуре.</text:p>
          </table:table-cell>
          <table:table-cell table:style-name="ce113" office:value-type="string">
            <text:p/>
            <text:p>На старнице отображаются карточки питомцев с тестовым видом животного.</text:p>
            <text:p/>
          </table:table-cell>
          <table:table-cell table:number-columns-repeated="3" table:style-name="ce115" office:value-type="string">
            <text:p>Сброс <text:s/>данных введенных в поле поиска. Поле ввода принимает значение по умолчанию(пустое). На странице отображаются все карточки питомцев..</text:p>
          </table:table-cell>
          <table:table-cell office:value-type="string">
            <text:p>(вид животного): "кот" </text:p>
          </table:table-cell>
        </table:table-row>
        <table:table-row table:style-name="ro52">
          <table:table-cell office:value-type="string">
            <text:p>BR-2</text:p>
          </table:table-cell>
          <table:table-cell table:style-name="ce3" office:value-type="string">
            <text:p>Поле "найти питомца" позволяет искать по кличке животного. На главной странице животные группируются по выбранной кличке.</text:p>
          </table:table-cell>
          <table:table-cell office:value-type="string">
            <text:p>Medium</text:p>
          </table:table-cell>
          <table:table-cell office:value-type="string">
            <text:p>В браузере открыта главная страница (http://130.193.37.179/app/pets).</text:p>
          </table:table-cell>
          <table:table-cell office:value-type="string">
            <text:p>1. В поле поиска "найти питомца", расположенном в правом углу шапки сайта, ввести тестовые данные(имя животного): "Барон".</text:p>
            <text:p>2. Нажать клавишу "Enter" на клавиатуре.</text:p>
          </table:table-cell>
          <table:table-cell office:value-type="string">
            <text:p/>
            <text:p>На старнице отображается карточка питомца с тестовым именем животного.</text:p>
            <text:p/>
          </table:table-cell>
          <table:table-cell table:number-columns-repeated="3" table:style-name="ce116" office:value-type="string">
            <text:p>Сброс <text:s/>данных введенных в поле поиска. Поле ввода принимает значение по умолчанию(пустое). На странице отображаются все карточки питомцев.</text:p>
          </table:table-cell>
          <table:table-cell office:value-type="string">
            <text:p>(кличка животного): "Барон"</text:p>
          </table:table-cell>
        </table:table-row>
        <table:table-row table:style-name="ro53">
          <table:table-cell office:value-type="string">
            <text:p>BR-3</text:p>
          </table:table-cell>
          <table:table-cell office:value-type="string">
            <text:p>Поле "найти питомца" позволяет искать по породе животного. На главной странице животные группируются по выбранной породе.</text:p>
          </table:table-cell>
          <table:table-cell table:style-name="ce9" office:value-type="string">
            <text:p>High</text:p>
          </table:table-cell>
          <table:table-cell office:value-type="string">
            <text:p>-В браузере открыта страница "питомцы" (http://130.193.37.179/app/pets).</text:p>
            <text:p/>
          </table:table-cell>
          <table:table-cell office:value-type="string">
            <text:p>1. В поле поиска "найти питомца", расположенном в правом углу шапки сайта, ввести тестовые данные(породу животного): "Питбуль".</text:p>
            <text:p>2. Нажать клавишу "Enter" на клавиатуре.</text:p>
          </table:table-cell>
          <table:table-cell office:value-type="string">
            <text:p>На странице отображаются карточки питомцев с породой "Питбуль".</text:p>
            <text:p/>
          </table:table-cell>
          <table:table-cell table:number-columns-repeated="3" table:style-name="ce18" office:value-type="string">
            <text:p>На странице отображается текстовое сообщение "приют пуст".</text:p>
          </table:table-cell>
          <table:table-cell office:value-type="string">
            <text:p>(порода питомца): "Питбуль"</text:p>
          </table:table-cell>
        </table:table-row>
        <table:table-row table:style-name="ro54">
          <table:table-cell office:value-type="string">
            <text:p>BR-4</text:p>
          </table:table-cell>
          <table:table-cell office:value-type="string">
            <text:p>Поле "найти питомца" позволяет искать по регистрационному номеру животного. На главной странице животные группируются по регистрационному документу питомца.</text:p>
          </table:table-cell>
          <table:table-cell table:style-name="ce110" office:value-type="string">
            <text:p>Low</text:p>
          </table:table-cell>
          <table:table-cell office:value-type="string">
            <text:p>-В браузере открыта страница "питомцы" (http://130.193.37.179/app/pets).</text:p>
            <text:p/>
          </table:table-cell>
          <table:table-cell office:value-type="string">
            <text:p>1. В поле поиска "найти питомца", расположенном в правом углу шапки сайта, ввести тестовые данные (регистрационный документ): "п24022020". <text:s text:c="16"/>2. Нажать клавишу "Enter" на клавиатуре.</text:p>
            <text:p/>
          </table:table-cell>
          <table:table-cell office:value-type="string">
            <text:p/>
            <text:p>На странице отображается карточка питомца с данным регистрационным документом".</text:p>
            <text:p/>
          </table:table-cell>
          <table:table-cell table:number-columns-repeated="3" office:value-type="string">
            <text:p>На странице отображается текстовое сообщение "приют пуст".</text:p>
          </table:table-cell>
          <table:table-cell office:value-type="string">
            <text:p>(регистрационный номер): "п24022020"</text:p>
          </table:table-cell>
        </table:table-row>
        <table:table-row table:style-name="ro55">
          <table:table-cell office:value-type="string">
            <text:p>BR-5</text:p>
          </table:table-cell>
          <table:table-cell office:value-type="string">
            <text:p>Поле поиска "найти питомца" не осуществляет поиск питомцев по статусу питомца.</text:p>
          </table:table-cell>
          <table:table-cell table:style-name="ce9" office:value-type="string">
            <text:p>High</text:p>
          </table:table-cell>
          <table:table-cell office:value-type="string">
            <text:p>-В браузере открыта страница "питомцы" (http://130.193.37.179/app/pets).</text:p>
            <text:p/>
          </table:table-cell>
          <table:table-cell office:value-type="string">
            <text:p><text:s/>В поле поиска "найти питомца", расположенном в правом углу шапки сайта, ввести тестовые данные (статус): "без дома".</text:p>
            <text:p/>
          </table:table-cell>
          <table:table-cell office:value-type="string">
            <text:p/>
            <text:p>На странице отображается карточки питомцев с данным статусом".</text:p>
            <text:p/>
          </table:table-cell>
          <table:table-cell table:number-columns-repeated="3" office:value-type="string">
            <text:p>На странице отображается текстовое сообщение "приют пуст".</text:p>
          </table:table-cell>
          <table:table-cell table:style-name="ce10" office:value-type="string">
            <text:p>(статус): "без дома"</text:p>
          </table:table-cell>
        </table:table-row>
        <table:table-row table:style-name="ro56">
          <table:table-cell office:value-type="string">
            <text:p>BR-6</text:p>
          </table:table-cell>
          <table:table-cell office:value-type="string">
            <text:p>При вводе в поле поиска "найти питомца" некорректных данных под полем не отображается сообщение об ошибке. </text:p>
          </table:table-cell>
          <table:table-cell office:value-type="string">
            <text:p>Medium</text:p>
          </table:table-cell>
          <table:table-cell office:value-type="string">
            <text:p>-В браузере открыта страница "питомцы" (http://130.193.37.179/app/pets).</text:p>
            <text:p/>
          </table:table-cell>
          <table:table-cell office:value-type="string">
            <text:p>В поле поиска "найти питомца", расположенном в правом углу шапки сайта, ввести тестовые данные(некорректные данные): "№,,(,:%".</text:p>
            <text:p/>
          </table:table-cell>
          <table:table-cell office:value-type="string">
            <text:p>Под полем поиска "найти питомца" отображается текстовое сообщение "Данные некорректны". </text:p>
            <text:p>Поле поиска "найти питомца" принимает значение по умолчанию(пустое). </text:p>
            <text:p>На странице отображаются все карточки питомцев.</text:p>
            <text:p/>
          </table:table-cell>
          <table:table-cell table:number-columns-repeated="3" office:value-type="string">
            <text:p>Поле поиска "найти питомца" принимает некорректные данные. На странице отображается текстовое сообщение "приют пуст".</text:p>
          </table:table-cell>
          <table:table-cell table:style-name="ce118" office:value-type="string">
            <text:p><text:span text:style-name="T14">(некорректные данные): </text:span><text:span text:style-name="T15">"</text:span><text:span text:style-name="T14">№,,(,:%</text:span><text:span text:style-name="T15">"</text:span></text:p>
          </table:table-cell>
        </table:table-row>
        <table:table-row table:style-name="ro51">
          <table:table-cell office:value-type="string">
            <text:p>BR-7</text:p>
          </table:table-cell>
          <table:table-cell office:value-type="string">
            <text:p>Страница "<text:span text:style-name="T2">о нас"</text:span><text:span text:style-name="T3"> содержит поле поиска «Найти питомца», которое не осуществляет поиск питомцев по </text:span><text:span text:style-name="T3">сайту.</text:span></text:p>
          </table:table-cell>
          <table:table-cell table:style-name="ce9" office:value-type="string">
            <text:p>High</text:p>
          </table:table-cell>
          <table:table-cell office:value-type="string">
            <text:p>-В браузере открыта страница "о нас" (http://130.193.37.179/app/about).</text:p>
            <text:p/>
          </table:table-cell>
          <table:table-cell office:value-type="string">
            <text:p>В поле поиска "найти питомца", расположенном в правом углу <text:span text:style-name="T2">шапки сайта,</text:span><text:span text:style-name="T3"> ввести тестовые данные </text:span><text:span text:style-name="T3">(имя питомца):"Гоша".</text:span></text:p>
            <text:p><text:span text:style-name="T3"/></text:p>
          </table:table-cell>
          <table:table-cell office:value-type="string">
            <text:p>Осуществляется переход на страницу (http://130.193.37.179/app/pets).</text:p>
            <text:p>На старнице отображается карточка питомца с тестовым именем.</text:p>
            <text:p/>
            <text:p/>
          </table:table-cell>
          <table:table-cell office:value-type="string">
            <text:p>Переход на страницу (http://130.193.37.179/app/pets) не осуществляется. </text:p>
            <text:p/>
          </table:table-cell>
          <table:table-cell office:value-type="string">
            <text:p>Переход на страницу (http://130.193.37.179/app/pets) не осуществляется. </text:p>
            <text:p/>
          </table:table-cell>
          <table:table-cell office:value-type="string">
            <text:p>Переход на страницу (http://130.193.37.179/app/pets) не осуществляется. </text:p>
            <text:p/>
          </table:table-cell>
          <table:table-cell office:value-type="string">
            <text:p>(имя питомца): "Гоша"</text:p>
          </table:table-cell>
        </table:table-row>
        <table:table-row table:style-name="ro52">
          <table:table-cell office:value-type="string">
            <text:p>BR-8</text:p>
          </table:table-cell>
          <table:table-cell office:value-type="string">
            <text:p>Страница "<text:span text:style-name="T2">контакты</text:span><text:span text:style-name="T3">" содержит поле поиска «Найти питомца», которое не осуществляет поиск </text:span><text:span text:style-name="T3">питомцев по сайту.</text:span></text:p>
          </table:table-cell>
          <table:table-cell table:style-name="ce8" office:value-type="string">
            <text:p>High</text:p>
          </table:table-cell>
          <table:table-cell office:value-type="string">
            <text:p>-В браузере открыта страница "контакты"</text:p>
            <text:p>(http://130.193.37.179/app/contact).</text:p>
            <text:p/>
          </table:table-cell>
          <table:table-cell office:value-type="string">
            <text:p>В поле поиска "найти питомца", расположенном в правом углу <text:span text:style-name="T2">шапки сайта</text:span><text:span text:style-name="T3">, ввести тестовые данные </text:span><text:span text:style-name="T3">(имя питомца):"Феликс".</text:span></text:p>
            <text:p><text:span text:style-name="T3"/></text:p>
          </table:table-cell>
          <table:table-cell office:value-type="string">
            <text:p>Осуществляется переход на страницу (http://130.193.37.179/app/pets).</text:p>
            <text:p>На старнице отображается карточка питомца с тестовым именем.</text:p>
            <text:p/>
            <text:p/>
            <text:p/>
            <text:p/>
          </table:table-cell>
          <table:table-cell table:number-columns-repeated="3" office:value-type="string">
            <text:p>Переход на страницу (http://130.193.37.179/app/pets) не осуществляется.</text:p>
          </table:table-cell>
          <table:table-cell office:value-type="string">
            <text:p>(имя питомца): "Феликс"</text:p>
          </table:table-cell>
        </table:table-row>
        <table:table-row table:style-name="ro53">
          <table:table-cell office:value-type="string">
            <text:p>BR-9</text:p>
          </table:table-cell>
          <table:table-cell table:style-name="ce107" office:value-type="string">
            <text:p><text:span text:style-name="T13"><text:a xlink:href="http://130.193.37.179/app/pets/b094a60f-9471-4019-aafe-381128db9814">Питомец "http://130.193.37.179/app/pets/b094a60f-9471-4019-aafe-381128db9814" не отображается на странице "питомцы" при клике на кнопку "питомцы без дома". </text:a></text:span></text:p>
          </table:table-cell>
          <table:table-cell table:style-name="ce8" office:value-type="string">
            <text:p>High</text:p>
          </table:table-cell>
          <table:table-cell office:value-type="string">
            <text:p>-В браузере открыта страница "питомцы" (http://130.193.37.179/app/pets).</text:p>
            <text:p/>
          </table:table-cell>
          <table:table-cell office:value-type="string">
            <text:p>В левом верхнем углу тела страницы "питомцы" кликнуть на кнопку "<text:span text:style-name="T2">питомцы без дома</text:span><text:span text:style-name="T3">".</text:span></text:p>
            <text:p><text:span text:style-name="T3"/></text:p>
          </table:table-cell>
          <table:table-cell office:value-type="string">
            <text:p>На старнице " питомцы" отображаются карточки всех питомцев со статусом "без дома". Статус данного питомца: "без дома".</text:p>
            <text:p/>
          </table:table-cell>
          <table:table-cell table:number-columns-repeated="3" office:value-type="string">
            <text:p>На странице "питомцы" отображаются карточки всех питомцев со статусом "без дома", кроме питомца (http://130.193.37.179/app/pets/b094a60f-9471-4019-aafe-381128db9814). </text:p>
          </table:table-cell>
          <table:table-cell office:value-type="string">
            <text:p>В данных питомца допущена ошибка в статусе :"Статус: Не приютили".</text:p>
          </table:table-cell>
        </table:table-row>
        <table:table-row table:style-name="ro53">
          <table:table-cell table:style-name="ce10" office:value-type="string">
            <text:p>BR-10</text:p>
          </table:table-cell>
          <table:table-cell office:value-type="string">
            <text:p>Выпадающий список фильтра "вид животного" содержит некорректное значенеие: имя животного "Герой".</text:p>
          </table:table-cell>
          <table:table-cell table:style-name="ce111" office:value-type="string">
            <text:p>Medium</text:p>
          </table:table-cell>
          <table:table-cell office:value-type="string">
            <text:p>-В браузере открыта страница "питомцы" (http://130.193.37.179/app/pets).</text:p>
            <text:p/>
          </table:table-cell>
          <table:table-cell office:value-type="string">
            <text:p>В левом верхнем углу тела страницы "питомцы" <text:s/>в меню фильтров кликнуть на поле фильра "вид животного".</text:p>
            <text:p/>
            <text:p/>
          </table:table-cell>
          <table:table-cell office:value-type="string">
            <text:p>В выпадающем списке фильтра "вид животного" отображены только актуальные типы животных существующих на сайте: (собака; кошка; попугай).</text:p>
            <text:p/>
            <text:p/>
          </table:table-cell>
          <table:table-cell table:number-columns-repeated="3" office:value-type="string">
            <text:p>В выпадающем списке фильтра "вид животного" отображено значение "Герой". </text:p>
          </table:table-cell>
          <table:table-cell office:value-type="string">
            <text:p>В данном фильтре некорректно отображаются клички питомцев.</text:p>
            <text:p>Питомец с именем "Герой" не существует на сайте.</text:p>
          </table:table-cell>
        </table:table-row>
        <table:table-row table:style-name="ro53">
          <table:table-cell office:value-type="string">
            <text:p>BR-11</text:p>
          </table:table-cell>
          <table:table-cell office:value-type="string">
            <text:p>Выпадающий список фильтра "вид животного" содержит неактуальное значенеие: тип животного "кот".</text:p>
          </table:table-cell>
          <table:table-cell table:style-name="ce111" office:value-type="string">
            <text:p>Medium</text:p>
          </table:table-cell>
          <table:table-cell office:value-type="string">
            <text:p>-В браузере открыта страница "питомцы" (http://130.193.37.179/app/pets).</text:p>
            <text:p/>
          </table:table-cell>
          <table:table-cell office:value-type="string">
            <text:p>В левом верхнем углу тела страницы "питомцы" <text:s/>в меню фильтров кликнуть на поле фильра "вид животного".</text:p>
            <text:p/>
            <text:p/>
          </table:table-cell>
          <table:table-cell office:value-type="string">
            <text:p>В выпадающем списке фильтра "вид животного" отображены только актуальные типы животных существующих на сайте: (собака; кошка; попугай).</text:p>
            <text:p/>
            <text:p/>
          </table:table-cell>
          <table:table-cell table:number-columns-repeated="3" office:value-type="string">
            <text:p>В выпадающем списке фильтра "вид животного" отображено значение "кот". </text:p>
          </table:table-cell>
          <table:table-cell office:value-type="string">
            <text:p>Питомцев с видом животного "кот" не существует на сайте . Значение неактуально.</text:p>
          </table:table-cell>
        </table:table-row>
        <table:table-row table:style-name="ro57">
          <table:table-cell office:value-type="string">
            <text:p>BR-12</text:p>
          </table:table-cell>
          <table:table-cell office:value-type="string">
            <text:p>Выпадающий список фильтра "вид животного" содержит неактуальное значенеие: тип животного "Обезьянка".</text:p>
            <text:p>Данное значение представлено 2 раза в одном списке.</text:p>
          </table:table-cell>
          <table:table-cell table:style-name="ce111" office:value-type="string">
            <text:p>Medium</text:p>
          </table:table-cell>
          <table:table-cell office:value-type="string">
            <text:p>-В браузере открыта страница "питомцы" (http://130.193.37.179/app/pets).</text:p>
            <text:p/>
          </table:table-cell>
          <table:table-cell office:value-type="string">
            <text:p>В левом верхнем углу тела страницы "питомцы" <text:s/>в меню фильтров кликнуть на поле фильра "вид животного".</text:p>
            <text:p/>
            <text:p/>
          </table:table-cell>
          <table:table-cell office:value-type="string">
            <text:p>В выпадающем списке фильтра "вид животного" отображены только актуальные типы животных существующих на сайте: (собака; кошка; попугай).</text:p>
            <text:p/>
            <text:p/>
            <text:p/>
          </table:table-cell>
          <table:table-cell table:number-columns-repeated="3" office:value-type="string">
            <text:p>В выпадающем списке фильтра "вид животного" отображено значение "Обезьянка" 2 раза подряд.</text:p>
          </table:table-cell>
          <table:table-cell office:value-type="string">
            <text:p>Питомцев с видом животного "Обезьянка" не существует на сайте . Значение неактуально.</text:p>
          </table:table-cell>
        </table:table-row>
        <table:table-row table:style-name="ro53">
          <table:table-cell table:style-name="ce10" office:value-type="string">
            <text:p>BR13</text:p>
          </table:table-cell>
          <table:table-cell office:value-type="string">
            <text:p>Выпадающий список фильтра "вид животного" не содержит актуальное значенеие: тип животного "собака".</text:p>
          </table:table-cell>
          <table:table-cell table:style-name="ce8" office:value-type="string">
            <text:p>High</text:p>
          </table:table-cell>
          <table:table-cell office:value-type="string">
            <text:p>-В браузере открыта страница "питомцы" (http://130.193.37.179/app/pets).</text:p>
            <text:p/>
          </table:table-cell>
          <table:table-cell office:value-type="string">
            <text:p>В левом верхнем углу тела страницы "питомцы" <text:s/>в меню фильтров кликнуть на поле фильра "вид животного".</text:p>
            <text:p/>
            <text:p/>
          </table:table-cell>
          <table:table-cell office:value-type="string">
            <text:p>В выпадающем списке фильтра "вид животного" отображены только актуальные типы животных существующих на сайте: (собака; кошка; попугай).</text:p>
            <text:p/>
            <text:p/>
          </table:table-cell>
          <table:table-cell table:number-columns-repeated="3" office:value-type="string">
            <text:p>В выпадающем списке фильтра "вид животного" не отображено актуальное значение: "собака". </text:p>
          </table:table-cell>
          <table:table-cell office:value-type="string">
            <text:p>На сайте существует 2 питомца с типом животного "собака".</text:p>
          </table:table-cell>
        </table:table-row>
        <table:table-row table:style-name="ro54">
          <table:table-cell office:value-type="string">
            <text:p>BR-14</text:p>
          </table:table-cell>
          <table:table-cell office:value-type="string">
            <text:p>Выпадающий список фильтра "порода" сожержит неактуальное значение: порода "индийский".</text:p>
          </table:table-cell>
          <table:table-cell office:value-type="string">
            <text:p>Medium</text:p>
          </table:table-cell>
          <table:table-cell office:value-type="string">
            <text:p>-В браузере открыта страница "питомцы" (http://130.193.37.179/app/pets).</text:p>
            <text:p/>
          </table:table-cell>
          <table:table-cell office:value-type="string">
            <text:p>В левом верхнем углу тела страницы "питомцы" <text:s/>в меню фильтров кликнуть на поле фильра "порода".</text:p>
            <text:p/>
            <text:p/>
          </table:table-cell>
          <table:table-cell office:value-type="string">
            <text:p>В выпадающем списке фильтра "порода" отображены только актуальные породы питомцев существующих на сайте: (питбуль, немецкая овчарка, корелла, сибирская кошка).</text:p>
            <text:p/>
            <text:p/>
          </table:table-cell>
          <table:table-cell table:number-columns-repeated="3" office:value-type="string">
            <text:p>В выпадающем списке фильтра "порода" отображено не актуальное значение "индийский". </text:p>
          </table:table-cell>
          <table:table-cell office:value-type="string">
            <text:p>Питомцев с породой "индийский" не существует на сайте . Значение неактуально.</text:p>
          </table:table-cell>
        </table:table-row>
        <table:table-row table:style-name="ro13">
          <table:table-cell office:value-type="string">
            <text:p>BR-15</text:p>
          </table:table-cell>
          <table:table-cell office:value-type="string">
            <text:p>Выпадающий список фильтра "порода" сожержит неактуальное значение: окрас "розовый".</text:p>
          </table:table-cell>
          <table:table-cell office:value-type="string">
            <text:p>Medium</text:p>
          </table:table-cell>
          <table:table-cell office:value-type="string">
            <text:p>-В браузере открыта страница "питомцы" (http://130.193.37.179/app/pets).</text:p>
            <text:p/>
          </table:table-cell>
          <table:table-cell office:value-type="string">
            <text:p>В левом верхнем углу тела страницы "питомцы" <text:s/>в меню фильтров кликнуть на поле фильра "порода".</text:p>
            <text:p/>
            <text:p/>
          </table:table-cell>
          <table:table-cell office:value-type="string">
            <text:p>В выпадающем списке фильтра "порода" отображены только актуальные породы питомцев существующих на сайте: (питбуль, немецкая овчарка, корелла, сибирская кошка).</text:p>
            <text:p/>
            <text:p/>
            <text:p/>
          </table:table-cell>
          <table:table-cell table:number-columns-repeated="3" office:value-type="string">
            <text:p>В выпадающем списке фильтра "порода" отображено не актуальное значение "розовый". </text:p>
          </table:table-cell>
          <table:table-cell office:value-type="string">
            <text:p>Питомцев с породой "розовый" не существует на сайте . Значение неактуально. "Розовый" не является породой животного.</text:p>
          </table:table-cell>
        </table:table-row>
        <table:table-row table:style-name="ro13">
          <table:table-cell office:value-type="string">
            <text:p>BR-16</text:p>
          </table:table-cell>
          <table:table-cell office:value-type="string">
            <text:p>Выпадающий список фильтра "порода" сожержит значение: порода "питбуль" 2 раза.</text:p>
          </table:table-cell>
          <table:table-cell office:value-type="string">
            <text:p>Medium</text:p>
          </table:table-cell>
          <table:table-cell office:value-type="string">
            <text:p>-В браузере открыта страница "питомцы" (http://130.193.37.179/app/pets).</text:p>
            <text:p/>
          </table:table-cell>
          <table:table-cell office:value-type="string">
            <text:p>В левом верхнем углу тела страницы "питомцы" <text:s/>в меню фильтров кликнуть на поле фильра "порода".</text:p>
            <text:p/>
            <text:p/>
          </table:table-cell>
          <table:table-cell office:value-type="string">
            <text:p>В выпадающем списке фильтра "порода" отображены только актуальные породы питомцев существующих на сайте: (питбуль, немецкая овчарка, корелла, сибирская кошка).</text:p>
            <text:p/>
            <text:p/>
            <text:p/>
          </table:table-cell>
          <table:table-cell table:number-columns-repeated="3" office:value-type="string">
            <text:p>В выпадающем списке фильтра "порода" отображено значение "питбуль" 2 раза.. </text:p>
          </table:table-cell>
          <table:table-cell office:value-type="string">
            <text:p>В выпадающем списке фильтра "порода" отображено значение "питбуль" два раза, вместо одного. </text:p>
          </table:table-cell>
        </table:table-row>
        <table:table-row table:style-name="ro13">
          <table:table-cell office:value-type="string">
            <text:p>BR-17</text:p>
          </table:table-cell>
          <table:table-cell office:value-type="string">
            <text:p>Выпадающий список фильтра "порода" не сожержит актуальное значение: порода "сибирская кошка".</text:p>
          </table:table-cell>
          <table:table-cell table:style-name="ce8" office:value-type="string">
            <text:p>High</text:p>
          </table:table-cell>
          <table:table-cell office:value-type="string">
            <text:p>-В браузере открыта страница "питомцы" (http://130.193.37.179/app/pets).</text:p>
            <text:p/>
          </table:table-cell>
          <table:table-cell office:value-type="string">
            <text:p>В левом верхнем углу тела страницы "питомцы" <text:s/>в меню фильтров кликнуть на поле фильра "порода".</text:p>
            <text:p/>
            <text:p/>
          </table:table-cell>
          <table:table-cell office:value-type="string">
            <text:p>В выпадающем списке фильтра "порода" отображены только актуальные породы питомцев существующих на сайте: (питбуль, немецкая овчарка, корелла, сибирская кошка).</text:p>
            <text:p/>
            <text:p/>
            <text:p/>
          </table:table-cell>
          <table:table-cell table:number-columns-repeated="3" office:value-type="string">
            <text:p>В выпадающем списке фильтра "порода" не отображено актуальное значение "сибирская кошка".</text:p>
          </table:table-cell>
          <table:table-cell office:value-type="string">
            <text:p>На сайте существует 2 питомца с породой "сибирская кошка".</text:p>
          </table:table-cell>
        </table:table-row>
        <table:table-row table:style-name="ro52">
          <table:table-cell office:value-type="string">
            <text:p>BR-18</text:p>
          </table:table-cell>
          <table:table-cell office:value-type="string">
            <text:p>Выпадающий список фильтра "пол" сожержит неактуальное значение: пол "кабель".</text:p>
          </table:table-cell>
          <table:table-cell office:value-type="string">
            <text:p>Medium</text:p>
          </table:table-cell>
          <table:table-cell office:value-type="string">
            <text:p>-В браузере открыта страница "питомцы" (http://130.193.37.179/app/pets).</text:p>
            <text:p/>
          </table:table-cell>
          <table:table-cell office:value-type="string">
            <text:p>В левом верхнем углу тела страницы "питомцы" <text:s/>в меню фильтров кликнуть на поле фильра "пол".</text:p>
            <text:p/>
            <text:p/>
          </table:table-cell>
          <table:table-cell office:value-type="string">
            <text:p>В выпадающем списке фильтра "пол" отображены только актуальные виды пола питомцев существующих на сайте: (мальчик; девочка).</text:p>
            <text:p/>
            <text:p/>
          </table:table-cell>
          <table:table-cell table:number-columns-repeated="3" office:value-type="string">
            <text:p>В выпадающем списке фильтра "пол" отображено неактуальное значение "кабель". </text:p>
          </table:table-cell>
          <table:table-cell office:value-type="string">
            <text:p>Питомцев с полом "кабель" не существует на сайте . Значение неактуально.</text:p>
          </table:table-cell>
        </table:table-row>
        <table:table-row table:style-name="ro58">
          <table:table-cell office:value-type="string">
            <text:p>BR-19</text:p>
          </table:table-cell>
          <table:table-cell office:value-type="string">
            <text:p>Поле фильтра "возраст" принимает отрицательные значения.</text:p>
          </table:table-cell>
          <table:table-cell table:style-name="ce9" office:value-type="string">
            <text:p>High</text:p>
          </table:table-cell>
          <table:table-cell office:value-type="string">
            <text:p>-В браузере открыта страница "питомцы" (http://130.193.37.179/app/pets).</text:p>
            <text:p/>
          </table:table-cell>
          <table:table-cell office:value-type="string">
            <text:p>1. В верхней центральной части тела страницы "питомцы" в меню фильтров кликнуть на поле фильтра "возраст". <text:s/></text:p>
            <text:p>2. В поле фильтра "возраст" ввести отицательное значение (-1).</text:p>
          </table:table-cell>
          <table:table-cell office:value-type="string">
            <text:p>Поле фильтра "возраст" принимает значение по умолчанию(пустое). Под полем фильтра "возраст" отображается текстовое сообщение "Данные некорректны". <text:s/>На странице отображаются все карточки питомцев. </text:p>
            <text:p/>
            <text:p/>
          </table:table-cell>
          <table:table-cell table:number-columns-repeated="3" office:value-type="string">
            <text:p>Поле фильтра "возраст" принимает отрицательное значение. </text:p>
          </table:table-cell>
          <table:table-cell office:value-type="string">
            <text:p>(отрицательное значение): "-1"</text:p>
            <text:p>Также поле принимает отрицательные значения при использовании кнопок вверх/вниз в поле фильтра "возраст". При клике на кнопку "вниз" поле принимает отрицательные значения.</text:p>
          </table:table-cell>
        </table:table-row>
        <table:table-row table:style-name="ro59">
          <table:table-cell office:value-type="string">
            <text:p>BR-20</text:p>
          </table:table-cell>
          <table:table-cell office:value-type="string">
            <text:p>При клике на иконку соц. сети "instagram" не осуществляется переход на профиль приюта в данной соц. сети.</text:p>
          </table:table-cell>
          <table:table-cell table:style-name="ce9" office:value-type="string">
            <text:p>High</text:p>
          </table:table-cell>
          <table:table-cell office:value-type="string">
            <text:p>-В браузере открыта страница (http://130.193.37.179/app/pets).</text:p>
            <text:p/>
          </table:table-cell>
          <table:table-cell office:value-type="string">
            <text:p>(footer) В подвале сайта в правом углу кликнуть на иконку соц.сети "instagram".</text:p>
          </table:table-cell>
          <table:table-cell table:style-name="ce3" office:value-type="string">
            <text:p><text:span text:style-name="T8"/></text:p>
            <text:p><text:span text:style-name="T8">Осуществляется переход на профиль приюта в соц.сети "instagram".</text:span></text:p>
            <text:p><text:span text:style-name="T4"/></text:p>
            <text:p><text:span text:style-name="T8"/></text:p>
            <text:p><text:span text:style-name="T8"/></text:p>
          </table:table-cell>
          <table:table-cell table:number-columns-repeated="3" office:value-type="string">
            <text:p>Переход на профиль приюта в соц.сети "instagram". не осуществляется. Остается открытой страница сайта </text:p>
          </table:table-cell>
          <table:table-cell table:style-name="ce119" office:value-type="string">
            <text:p>https://www.instagram.com/</text:p>
          </table:table-cell>
        </table:table-row>
        <table:table-row table:style-name="ro9">
          <table:table-cell office:value-type="string">
            <text:p>BR-21</text:p>
          </table:table-cell>
          <table:table-cell office:value-type="string">
            <text:p>При клике на иконку соц. сети "tik-tok" не осуществляется переход на профиль приюта в данной соц. сети.</text:p>
          </table:table-cell>
          <table:table-cell table:style-name="ce9" office:value-type="string">
            <text:p>High</text:p>
          </table:table-cell>
          <table:table-cell office:value-type="string">
            <text:p>-В браузере открыта страница (http://130.193.37.179/app/pets).</text:p>
            <text:p/>
          </table:table-cell>
          <table:table-cell office:value-type="string">
            <text:p><text:s/>(footer) В подвале сайта в правом углу кликнуть на иконку соц.сети "tik-tok".</text:p>
          </table:table-cell>
          <table:table-cell table:style-name="ce16" office:value-type="string">
            <text:p>Осуществляется переход на профиль приюта в соц.сети "tik-tok".</text:p>
            <text:p/>
            <text:p/>
          </table:table-cell>
          <table:table-cell table:number-columns-repeated="3" office:value-type="string">
            <text:p>Переход на профиль приюта в соц.сети "tik-tok" не осуществляется. Остается открытой страница сайта </text:p>
          </table:table-cell>
          <table:table-cell table:style-name="ce119" office:value-type="string">
            <text:p>https://www.tiktok.com/ru-RU/</text:p>
          </table:table-cell>
        </table:table-row>
        <table:table-row table:style-name="ro9">
          <table:table-cell table:style-name="ce10" office:value-type="string">
            <text:p>BR-22</text:p>
          </table:table-cell>
          <table:table-cell office:value-type="string">
            <text:p>При клике на иконку соц. сети "youtube" не осуществляется переход на канал приюта в данной соц. сети.</text:p>
          </table:table-cell>
          <table:table-cell table:style-name="ce9" office:value-type="string">
            <text:p>High</text:p>
          </table:table-cell>
          <table:table-cell office:value-type="string">
            <text:p>-В браузере открыта страница (http://130.193.37.179/app/pets).</text:p>
            <text:p/>
          </table:table-cell>
          <table:table-cell office:value-type="string">
            <text:p>(footer) В подвале сайта в правом углу кликнуть на иконку соц.сети "youtube".</text:p>
          </table:table-cell>
          <table:table-cell table:style-name="ce16" office:value-type="string">
            <text:p>Осуществляется переход на профиль приюта в соц.сети "youtube".</text:p>
            <text:p/>
            <text:p/>
            <text:p/>
          </table:table-cell>
          <table:table-cell table:number-columns-repeated="3" office:value-type="string">
            <text:p>Переход на профиль приюта в соц.сети "youtube" не осуществляется. Остается открытой страница сайта </text:p>
          </table:table-cell>
          <table:table-cell table:style-name="ce119" office:value-type="string">
            <text:p>https://www.youtube.com</text:p>
          </table:table-cell>
        </table:table-row>
        <table:table-row table:style-name="ro9">
          <table:table-cell office:value-type="string">
            <text:p>BR-23</text:p>
          </table:table-cell>
          <table:table-cell office:value-type="string">
            <text:p>При клике на иконку соц. сети "telegram" не осуществляется переход на канал приюта в данной соц. сети.</text:p>
          </table:table-cell>
          <table:table-cell table:style-name="ce9" office:value-type="string">
            <text:p>High</text:p>
          </table:table-cell>
          <table:table-cell office:value-type="string">
            <text:p>-В браузере открыта страница (http://130.193.37.179/app/pets).</text:p>
            <text:p/>
          </table:table-cell>
          <table:table-cell office:value-type="string">
            <text:p>(footer) В подвале сайта в правом углу кликнуть на иконку соц.сети "telegram".</text:p>
          </table:table-cell>
          <table:table-cell table:style-name="ce16" office:value-type="string">
            <text:p>Осуществляется переход на профиль приюта в соц.сети "telegram".</text:p>
            <text:p/>
            <text:p/>
            <text:p/>
          </table:table-cell>
          <table:table-cell table:number-columns-repeated="3" office:value-type="string">
            <text:p>Переход на профиль приюта в соц.сети "telegram" не осуществляется. Остается открытой страница сайта </text:p>
          </table:table-cell>
          <table:table-cell table:style-name="ce119" office:value-type="string">
            <text:p>https://web.telegram.org</text:p>
          </table:table-cell>
        </table:table-row>
        <table:table-row table:style-name="ro6">
          <table:table-cell office:value-type="string">
            <text:p>BR-24</text:p>
          </table:table-cell>
          <table:table-cell office:value-type="string">
            <text:p>На главной странице сайта.Карточки с краткой информацией о живтных</text:p>
          </table:table-cell>
          <table:table-cell office:value-type="string">
            <text:p>Medium</text:p>
          </table:table-cell>
          <table:table-cell office:value-type="string">
            <text:p>В браузере открыта главная страница (http://130.193.37.179/app/pets).</text:p>
          </table:table-cell>
          <table:table-cell office:value-type="string">
            <text:p>На главной странице сайта фото питомцев в карточках с краткой онформацией о животных.</text:p>
          </table:table-cell>
          <table:table-cell office:value-type="string">
            <text:p/>
            <text:p>На старнице отображаются не искаженные фото в карточках питомцев.</text:p>
            <text:p/>
          </table:table-cell>
          <table:table-cell table:number-columns-repeated="3" table:style-name="ce116" office:value-type="string">
            <text:p>Фото питомцев искажены.</text:p>
          </table:table-cell>
          <table:table-cell office:value-type="string">
            <text:p>Искажение фото питомцев.</text:p>
          </table:table-cell>
        </table:table-row>
        <table:table-row table:style-name="ro9">
          <table:table-cell office:value-type="string">
            <text:p>BR-25</text:p>
          </table:table-cell>
          <table:table-cell office:value-type="string">
            <text:p>Главная страница сайта.Подвал. Данные о создании сайта и дата обновления информации на сайте </text:p>
          </table:table-cell>
          <table:table-cell table:style-name="ce110" office:value-type="string">
            <text:p>Low</text:p>
          </table:table-cell>
          <table:table-cell office:value-type="string">
            <text:p>В браузере открыта главная страница (http://130.193.37.179/app/pets).</text:p>
          </table:table-cell>
          <table:table-cell office:value-type="string">
            <text:p>На главной странице сайта в подвале данные о создании сайта и дата обновления информации на сайте </text:p>
          </table:table-cell>
          <table:table-cell office:value-type="string">
            <text:p>Имеются данные о создании сайта и дата обновления информации на сайте </text:p>
          </table:table-cell>
          <table:table-cell table:number-columns-repeated="3" table:style-name="ce116" office:value-type="string">
            <text:p>Отсутствуют данные о создании сайта и дата обновления информации на сайте </text:p>
          </table:table-cell>
          <table:table-cell office:value-type="string">
            <text:p>Отсутствуют данные о создании сайта и дата обновления информации на сайте </text:p>
          </table:table-cell>
        </table:table-row>
        <table:table-row table:style-name="ro55">
          <table:table-cell office:value-type="string">
            <text:p>BR-26</text:p>
          </table:table-cell>
          <table:table-cell table:style-name="ce3" office:value-type="string">
            <text:p>Страница "о нас" содержит Информация о дате образования организации, учредителях, благотворителях т.п. Информация о создании сайта.</text:p>
          </table:table-cell>
          <table:table-cell table:style-name="ce110" office:value-type="string">
            <text:p>Low</text:p>
          </table:table-cell>
          <table:table-cell office:value-type="string">
            <text:p>-В браузере открыта страница "о нас" (http://130.193.37.179/app/about).</text:p>
            <text:p/>
          </table:table-cell>
          <table:table-cell table:number-columns-repeated="2" table:style-name="ce3" office:value-type="string">
            <text:p>Информация о дате образования организации, учредителях, благотворителях т.п. Информация о создании сайта.</text:p>
          </table:table-cell>
          <table:table-cell table:number-columns-repeated="3" office:value-type="string">
            <text:p>Отсутствует информация о дате образования организации, учредителях, благотворителях т.п. Информация о создании сайта.</text:p>
          </table:table-cell>
          <table:table-cell table:style-name="ce3" office:value-type="string">
            <text:p>Отсутствует информация о дате образования организации, учредителях, благотворителях т.п. Информация о создании сайта.</text:p>
          </table:table-cell>
        </table:table-row>
        <table:table-row table:style-name="ro59">
          <table:table-cell office:value-type="string">
            <text:p>BR-27</text:p>
          </table:table-cell>
          <table:table-cell table:style-name="ce18" office:value-type="string">
            <text:p>Страница "Питомцы". Формирование списка "Счастливчики"</text:p>
          </table:table-cell>
          <table:table-cell office:value-type="string">
            <text:p>Medium</text:p>
          </table:table-cell>
          <table:table-cell office:value-type="string">
            <text:p>-В браузере открыта страница "питомцы" (http://130.193.37.179/app/pets).</text:p>
            <text:p/>
          </table:table-cell>
          <table:table-cell table:style-name="ce114" office:value-type="string">
            <text:p>В левом верхнем углу тела страницы "питомцы" кликнуть на кнопку <text:s/>"Счастливчики" </text:p>
          </table:table-cell>
          <table:table-cell table:style-name="ce114" office:value-type="string">
            <text:p>Кнопка "Счастливчики" работает, происходит формирование списка питомцев, которых забирают домой. </text:p>
          </table:table-cell>
          <table:table-cell table:number-columns-repeated="4" table:style-name="ce18" office:value-type="string">
            <text:p>Кнопка "Счастливчики" не работает, не происходит формирование списка питомцев, которых забирают домой. </text:p>
          </table:table-cell>
        </table:table-row>
        <table:table-row table:style-name="ro9">
          <table:table-cell office:value-type="string">
            <text:p>BR-28</text:p>
          </table:table-cell>
          <table:table-cell table:style-name="ce18" office:value-type="string">
            <text:p>Страница "Питомцы". Переход на следующую страницу</text:p>
          </table:table-cell>
          <table:table-cell table:style-name="ce110" office:value-type="string">
            <text:p>Low</text:p>
          </table:table-cell>
          <table:table-cell office:value-type="string">
            <text:p>-В браузере открыта страница "питомцы" (http://130.193.37.179/app/pets).</text:p>
            <text:p/>
          </table:table-cell>
          <table:table-cell table:style-name="ce17" office:value-type="string">
            <text:p>Внизу страницы Питомцы кликнуть стрелку перехода на следующую страницу списка животных.</text:p>
          </table:table-cell>
          <table:table-cell table:style-name="ce17" office:value-type="string">
            <text:p>Внизу страницы по стрелкам осуществляется переход на следующую страницу списка животных.</text:p>
          </table:table-cell>
          <table:table-cell table:number-columns-repeated="4" table:style-name="ce117" office:value-type="string">
            <text:p>Внизу страницы по стрелкам не осуществляется переход на следующую страницу списка животных.</text:p>
          </table:table-cell>
        </table:table-row>
        <table:table-row table:style-name="ro7">
          <table:table-cell office:value-type="string">
            <text:p>BR-29</text:p>
          </table:table-cell>
          <table:table-cell office:value-type="string">
            <text:p>Страница "<text:span text:style-name="T2">контакты</text:span><text:span text:style-name="T3">" содержит юридический, фактический, почтовый адрес.</text:span></text:p>
          </table:table-cell>
          <table:table-cell table:style-name="ce110" office:value-type="string">
            <text:p>Low</text:p>
          </table:table-cell>
          <table:table-cell office:value-type="string">
            <text:p>-В браузере открыта страница "контакты"</text:p>
            <text:p>(http://130.193.37.179/app/contact).</text:p>
            <text:p/>
          </table:table-cell>
          <table:table-cell table:number-columns-repeated="2" table:style-name="ce3" office:value-type="string">
            <text:p>Имеется юридический, фактический, почтовый адрес.</text:p>
          </table:table-cell>
          <table:table-cell table:number-columns-repeated="3" office:value-type="string">
            <text:p>Отсутствует юридический, фактический, почтовый адрес.</text:p>
          </table:table-cell>
          <table:table-cell table:style-name="ce3" office:value-type="string">
            <text:p>Отсутствует юридический, фактический, почтовый адрес.</text:p>
          </table:table-cell>
        </table:table-row>
        <table:table-row table:style-name="ro59">
          <table:table-cell office:value-type="string">
            <text:p>BR-30</text:p>
          </table:table-cell>
          <table:table-cell office:value-type="string">
            <text:p>Страница "<text:span text:style-name="T2">контакты</text:span><text:span text:style-name="T3">" содержит поле поиска «Найти питомца», которое не осуществляет поиск </text:span><text:span text:style-name="T3">питомцев по сайту.</text:span></text:p>
          </table:table-cell>
          <table:table-cell table:style-name="ce110" office:value-type="string">
            <text:p>Low</text:p>
          </table:table-cell>
          <table:table-cell office:value-type="string">
            <text:p>-В браузере открыта страница "контакты"</text:p>
            <text:p>(http://130.193.37.179/app/contact).</text:p>
            <text:p/>
          </table:table-cell>
          <table:table-cell table:number-columns-repeated="2" table:style-name="ce3" office:value-type="string">
            <text:p>Имеется ИНН, КПП для проверки информации об организации. </text:p>
          </table:table-cell>
          <table:table-cell table:number-columns-repeated="3" office:value-type="string">
            <text:p>Отсутствует ИНН, КПП для проверки информации об организации. </text:p>
          </table:table-cell>
          <table:table-cell table:style-name="ce3" office:value-type="string">
            <text:p>Отсутствует ИНН, КПП для проверки информации об организации. </text:p>
          </table:table-cell>
        </table:table-row>
        <table:table-row table:style-name="ro59">
          <table:table-cell office:value-type="string">
            <text:p>BR-31</text:p>
          </table:table-cell>
          <table:table-cell office:value-type="string">
            <text:p>Страница "<text:span text:style-name="T2">контакты</text:span><text:span text:style-name="T3">" содержит поле поиска «Найти питомца», которое не осуществляет поиск </text:span><text:span text:style-name="T3">питомцев по сайту.</text:span></text:p>
          </table:table-cell>
          <table:table-cell table:style-name="ce110" office:value-type="string">
            <text:p>Low</text:p>
          </table:table-cell>
          <table:table-cell office:value-type="string">
            <text:p>-В браузере открыта страница "контакты"</text:p>
            <text:p>(http://130.193.37.179/app/contact).</text:p>
            <text:p/>
          </table:table-cell>
          <table:table-cell table:number-columns-repeated="2" table:style-name="ce3" office:value-type="string">
            <text:p>Имеются банковские реквизиты для перечисления благотворительных взносов на содержание питомцев.</text:p>
          </table:table-cell>
          <table:table-cell table:number-columns-repeated="3" office:value-type="string">
            <text:p>Отсутствуют банковские реквизиты для перечисления благотворительных взносов на содержание питомцев.</text:p>
          </table:table-cell>
          <table:table-cell table:style-name="ce3" office:value-type="string">
            <text:p>Отсутствуют банковские реквизиты для перечисления благотворительных взносов на содержание питомцев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₽</number:text>
    </number:number-style>
    <number:number-style style:name="N111">
      <number:text>-</number:text>
      <number:number number:decimal-places="0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₽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₽</number:text>
    </number:number-style>
    <number:number-style style:name="N114">
      <number:text>-</number:text>
      <number:number number:decimal-places="2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 ₽ </number:text>
    </number:number-style>
    <number:number-style style:name="N127P1" style:volatile="true">
      <number:text>-</number:text>
      <number:number number:decimal-places="0" number:min-integer-digits="1" number:grouping="true"/>
      <number:text> ₽ </number:text>
    </number:number-style>
    <number:number-style style:name="N127P2" style:volatile="true">
      <number:text> - ₽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 ₽ </number:text>
    </number:number-style>
    <number:number-style style:name="N135P1" style:volatile="true">
      <number:text>-</number:text>
      <number:number number:decimal-places="2" number:min-integer-digits="1" number:grouping="true"/>
      <number:text> ₽ </number:text>
    </number:number-style>
    <number:number-style style:name="N135P2" style:volatile="true">
      <number:text> -</number:text>
      <number:number number:decimal-places="0" number:min-integer-digits="0"/>
      <number:text> ₽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number:number-style style:name="N141P0" style:volatile="true">
      <number:number number:decimal-places="0" number:min-integer-digits="1" number:grouping="true"/>
      <number:text> ₽</number:text>
    </number:number-style>
    <number:number-style style:name="N141">
      <number:text>-</number:text>
      <number:number number:decimal-places="0" number:min-integer-digits="1" number:grouping="true"/>
      <number:text> ₽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₽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₽</number:text>
    </number:number-style>
    <number:number-style style:name="N143">
      <number:text>-</number:text>
      <number:number number:decimal-places="2" number:min-integer-digits="1" number:grouping="true"/>
      <number:text> ₽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₽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44P0"/>
    </number:number-style>
    <number:number-style style:name="N145P0" style:volatile="true">
      <number:text> </number:text>
      <number:number number:decimal-places="0" number:min-integer-digits="1" number:grouping="true"/>
      <number:text>    </number:text>
    </number:number-style>
    <number:number-style style:name="N145P1" style:volatile="true">
      <number:text>-</number:text>
      <number:number number:decimal-places="0" number:min-integer-digits="1" number:grouping="true"/>
      <number:text>    </number:text>
    </number:number-style>
    <number:number-style style:name="N145P2" style:volatile="true">
      <number:text> -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0" number:min-integer-digits="1" number:grouping="true"/>
      <number:text> ₽ </number:text>
    </number:number-style>
    <number:number-style style:name="N146P1" style:volatile="true">
      <number:text>-</number:text>
      <number:number number:decimal-places="0" number:min-integer-digits="1" number:grouping="true"/>
      <number:text> ₽ </number:text>
    </number:number-style>
    <number:number-style style:name="N146P2" style:volatile="true">
      <number:text> - ₽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number number:decimal-places="2" number:min-integer-digits="1" number:grouping="true"/>
      <number:text>    </number:text>
    </number:number-style>
    <number:number-style style:name="N147P1" style:volatile="true">
      <number:text>-</number:text>
      <number:number number:decimal-places="2" number:min-integer-digits="1" number:grouping="true"/>
      <number:text>    </number:text>
    </number:number-style>
    <number:number-style style:name="N147P2" style:volatile="true">
      <number:text> -</number:text>
      <number:number number:decimal-places="0" number:min-integer-digits="0"/>
      <number:text>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number number:decimal-places="2" number:min-integer-digits="1" number:grouping="true"/>
      <number:text> ₽ </number:text>
    </number:number-style>
    <number:number-style style:name="N148P1" style:volatile="true">
      <number:text>-</number:text>
      <number:number number:decimal-places="2" number:min-integer-digits="1" number:grouping="true"/>
      <number:text> ₽ </number:text>
    </number:number-style>
    <number:number-style style:name="N148P2" style:volatile="true">
      <number:text> -</number:text>
      <number:number number:decimal-places="0" number:min-integer-digits="0"/>
      <number:text> ₽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_20_1" style:display-name="Excel_CondFormat_1_1_1 1" style:family="table-cell" style:parent-style-name="Default">
      <style:table-cell-properties fo:background-color="#33cccc"/>
    </style:style>
    <style:style style:name="Excel_5f_CondFormat_5f_1_5f_1_5f_1_20_2" style:display-name="Excel_CondFormat_1_1_1 2" style:family="table-cell" style:parent-style-name="Default">
      <style:table-cell-properties fo:background-color="#33cccc"/>
    </style:style>
    <style:style style:name="Excel_5f_CondFormat_5f_1_5f_2_5f_1" style:display-name="Excel_CondFormat_1_2_1" style:family="table-cell" style:parent-style-name="Default">
      <style:table-cell-properties fo:background-color="#33cccc"/>
    </style:style>
    <style:style style:name="Excel_5f_CondFormat_5f_1_5f_3_5f_1" style:display-name="Excel_CondFormat_1_3_1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33cccc"/>
    </style:style>
    <style:style style:name="Excel_5f_CondFormat_5f_1_5f_5_5f_1" style:display-name="Excel_CondFormat_1_5_1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33cccc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8_5f_1" style:display-name="Excel_CondFormat_1_8_1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33cccc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ff0000"/>
    </style:style>
    <style:style style:name="Excel_5f_BuiltIn_5f_Hyperlink" style:display-name="Excel_BuiltIn_Hyperlink" style:family="table-cell" style:parent-style-name="Default">
      <style:text-properties fo:color="#0066cc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3" style:display-name="Excel_CondFormat_1_1_1 3" style:family="table-cell" style:parent-style-name="Default">
      <style:table-cell-properties fo:background-color="#33cccc"/>
    </style:style>
    <style:style style:name="Excel_5f_CondFormat_5f_1_5f_1_5f_1" style:display-name="Excel_CondFormat_1_1_1" style:family="table-cell" style:parent-style-name="Default">
      <style:table-cell-properties fo:background-color="#33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32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44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8">08.03.2022</text:date>, <text:time>17:2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Тест-кейсы" style:display-name="PageStyle_Тест-кейс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Чек-лист" style:display-name="PageStyle_Чек-лист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Баги" style:display-name="PageStyle_Баги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Баги_20_1" style:display-name="PageStyle_Баги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7H1M24S</meta:editing-duration>
    <meta:editing-cycles>8</meta:editing-cycles>
    <meta:generator>OpenOffice.org/3.3$Win32 OpenOffice.org_project/330m20$Build-9567</meta:generator>
    <dc:date>2022-03-08T17:26:48.42</dc:date>
    <meta:document-statistic meta:table-count="3" meta:cell-count="948" meta:object-count="0"/>
    <meta:user-defined meta:name="Info 1"/>
    <meta:user-defined meta:name="Info 2"/>
    <meta:user-defined meta:name="Info 3"/>
    <meta:user-defined meta:name="Info 4"/>
  </office:meta>
</office:document-meta>
</file>